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10.57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C_20_2015-16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 style:data-style-name="N144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 style:data-style-name="N144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44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name-asian="DejaVu Sans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44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2.49pt double-thin #444444" style:border-line-width-left="0.18mm 0.53mm 0.18mm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2.49pt double-thin #444444" style:border-line-width-left="0.18mm 0.53mm 0.18mm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2.49pt double-thin #444444" style:border-line-width-left="0.18mm 0.53mm 0.18mm" style:direction="ltr" fo:padding="0.71mm" fo:border-right="1.76pt solid #444444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2.49pt double-thin #444444" style:border-line-width-left="0.18mm 0.53mm 0.18mm" style:direction="ltr" fo:padding="0.71mm" fo:border-right="1.76pt solid #444444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44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144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F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6" office:value-type="string" calcext:value-type="string">
            <text:p>Tabla 5.1: Resultados obtenidos por el algoritmo BL en el problema de la SC</text:p>
          </table:table-cell>
          <table:table-cell table:number-columns-repeated="1020"/>
        </table:table-row>
        <table:table-row table:style-name="ro3">
          <table:table-cell table:style-name="ce2" table:number-columns-spanned="1" table:number-rows-spanned="2"/>
          <table:table-cell table:style-name="ce9" office:value-type="string" calcext:value-type="string" table:number-columns-spanned="4" table:number-rows-spanned="1">
            <text:p>Wdbc</text:p>
          </table:table-cell>
          <table:covered-table-cell table:style-name="ce9"/>
          <table:covered-table-cell table:style-name="ce17"/>
          <table:covered-table-cell table:style-name="ce19"/>
          <table:table-cell table:style-name="ce26" office:value-type="string" calcext:value-type="string" table:number-columns-spanned="4" table:number-rows-spanned="1">
            <text:p>Movement_Libras</text:p>
          </table:table-cell>
          <table:covered-table-cell table:style-name="ce26"/>
          <table:covered-table-cell table:style-name="ce17"/>
          <table:covered-table-cell table:style-name="ce19"/>
          <table:table-cell table:style-name="ce30" office:value-type="string" calcext:value-type="string" table:number-columns-spanned="4" table:number-rows-spanned="1">
            <text:p>Arrhythmia</text:p>
          </table:table-cell>
          <table:covered-table-cell table:style-name="ce30"/>
          <table:covered-table-cell table:style-name="ce17"/>
          <table:covered-table-cell table:style-name="ce33"/>
          <table:table-cell table:number-columns-repeated="1011"/>
        </table:table-row>
        <table:table-row table:style-name="ro4">
          <table:covered-table-cell table:style-name="ce2"/>
          <table:table-cell table:style-name="ce10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0" office:value-type="string" calcext:value-type="string">
            <text:p>%_clas train</text:p>
          </table:table-cell>
          <table:table-cell table:style-name="ce10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5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34" office:value-type="string" calcext:value-type="string">
            <text:p>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2" office:value-type="float" office:value="98.5915492958" calcext:value-type="float">
            <text:p>98,5915</text:p>
          </table:table-cell>
          <table:table-cell table:style-name="ce2" office:value-type="float" office:value="91.5789473684" calcext:value-type="float">
            <text:p>91,5789</text:p>
          </table:table-cell>
          <table:table-cell table:style-name="ce2" office:value-type="float" office:value="90" calcext:value-type="float">
            <text:p>90,0000</text:p>
          </table:table-cell>
          <table:table-cell table:style-name="ce21" office:value-type="float" office:value="0.341650247573853" calcext:value-type="float">
            <text:p>0,3417</text:p>
          </table:table-cell>
          <table:table-cell table:style-name="ce2" office:value-type="float" office:value="67.7777777778" calcext:value-type="float">
            <text:p>67,7778</text:p>
          </table:table-cell>
          <table:table-cell table:style-name="ce29" office:value-type="float" office:value="67.2222222222" calcext:value-type="float">
            <text:p>67,2222</text:p>
          </table:table-cell>
          <table:table-cell table:style-name="ce2" office:value-type="float" office:value="91.1111111111111" calcext:value-type="float">
            <text:p>91,1111</text:p>
          </table:table-cell>
          <table:table-cell table:style-name="ce21" office:value-type="float" office:value="1.73435616493225" calcext:value-type="float">
            <text:p>1,7344</text:p>
          </table:table-cell>
          <table:table-cell table:style-name="ce2" office:value-type="float" office:value="80.7291666667" calcext:value-type="float">
            <text:p>80,7292</text:p>
          </table:table-cell>
          <table:table-cell table:style-name="ce2" office:value-type="float" office:value="68.5567010309" calcext:value-type="float">
            <text:p>68,5567</text:p>
          </table:table-cell>
          <table:table-cell table:style-name="ce2" office:value-type="float" office:value="98.2014388489209" calcext:value-type="float">
            <text:p>98,2014</text:p>
          </table:table-cell>
          <table:table-cell table:style-name="ce21" office:value-type="float" office:value="3.50715517997742" calcext:value-type="float">
            <text:p>3,507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2" office:value-type="float" office:value="95.7894736842" calcext:value-type="float">
            <text:p>95,7895</text:p>
          </table:table-cell>
          <table:table-cell table:style-name="ce2" office:value-type="float" office:value="94.014084507" calcext:value-type="float">
            <text:p>94,0141</text:p>
          </table:table-cell>
          <table:table-cell table:style-name="ce2" office:value-type="float" office:value="83.3333333333333" calcext:value-type="float">
            <text:p>83,3333</text:p>
          </table:table-cell>
          <table:table-cell table:style-name="ce21" office:value-type="float" office:value="0.521320819854736" calcext:value-type="float">
            <text:p>0,5213</text:p>
          </table:table-cell>
          <table:table-cell table:style-name="ce2" office:value-type="float" office:value="77.2222222222" calcext:value-type="float">
            <text:p>77,2222</text:p>
          </table:table-cell>
          <table:table-cell table:style-name="ce2" office:value-type="float" office:value="70.5555555556" calcext:value-type="float">
            <text:p>70,5556</text:p>
          </table:table-cell>
          <table:table-cell table:style-name="ce2" office:value-type="float" office:value="92.2222222222222" calcext:value-type="float">
            <text:p>92,2222</text:p>
          </table:table-cell>
          <table:table-cell table:style-name="ce21" office:value-type="float" office:value="1.52772998809814" calcext:value-type="float">
            <text:p>1,5277</text:p>
          </table:table-cell>
          <table:table-cell table:style-name="ce2" office:value-type="float" office:value="76.8041237113" calcext:value-type="float">
            <text:p>76,8041</text:p>
          </table:table-cell>
          <table:table-cell table:style-name="ce2" office:value-type="float" office:value="69.2708333333" calcext:value-type="float">
            <text:p>69,2708</text:p>
          </table:table-cell>
          <table:table-cell table:style-name="ce2" office:value-type="float" office:value="98.5611510791367" calcext:value-type="float">
            <text:p>98,5612</text:p>
          </table:table-cell>
          <table:table-cell table:style-name="ce21" office:value-type="float" office:value="2.70677495002747" calcext:value-type="float">
            <text:p>2,706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2" office:value-type="float" office:value="95.4225352113" calcext:value-type="float">
            <text:p>95,4225</text:p>
          </table:table-cell>
          <table:table-cell table:style-name="ce2" office:value-type="float" office:value="93.3333333333" calcext:value-type="float">
            <text:p>93,3333</text:p>
          </table:table-cell>
          <table:table-cell table:style-name="ce2" office:value-type="float" office:value="90" calcext:value-type="float">
            <text:p>90,0000</text:p>
          </table:table-cell>
          <table:table-cell table:style-name="ce21" office:value-type="float" office:value="0.320006370544434" calcext:value-type="float">
            <text:p>0,3200</text:p>
          </table:table-cell>
          <table:table-cell table:style-name="ce2" office:value-type="float" office:value="81.6666666667" calcext:value-type="float">
            <text:p>81,6667</text:p>
          </table:table-cell>
          <table:table-cell table:style-name="ce2" office:value-type="float" office:value="72.7777777778" calcext:value-type="float">
            <text:p>72,7778</text:p>
          </table:table-cell>
          <table:table-cell table:style-name="ce2" office:value-type="float" office:value="88.8888888888889" calcext:value-type="float">
            <text:p>88,8889</text:p>
          </table:table-cell>
          <table:table-cell table:style-name="ce21" office:value-type="float" office:value="2.24325466156006" calcext:value-type="float">
            <text:p>2,2433</text:p>
          </table:table-cell>
          <table:table-cell table:style-name="ce2" office:value-type="float" office:value="73.9583333333" calcext:value-type="float">
            <text:p>73,9583</text:p>
          </table:table-cell>
          <table:table-cell table:style-name="ce2" office:value-type="float" office:value="64.9484536082" calcext:value-type="float">
            <text:p>64,9485</text:p>
          </table:table-cell>
          <table:table-cell table:style-name="ce2" office:value-type="float" office:value="98.2014388489209" calcext:value-type="float">
            <text:p>98,2014</text:p>
          </table:table-cell>
          <table:table-cell table:style-name="ce21" office:value-type="float" office:value="3.41249465942383" calcext:value-type="float">
            <text:p>3,412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2" office:value-type="float" office:value="98.2456140351" calcext:value-type="float">
            <text:p>98,2456</text:p>
          </table:table-cell>
          <table:table-cell table:style-name="ce2" office:value-type="float" office:value="91.9014084507" calcext:value-type="float">
            <text:p>91,9014</text:p>
          </table:table-cell>
          <table:table-cell table:style-name="ce2" office:value-type="float" office:value="83.3333333333333" calcext:value-type="float">
            <text:p>83,3333</text:p>
          </table:table-cell>
          <table:table-cell table:style-name="ce21" office:value-type="float" office:value="0.485203266143799" calcext:value-type="float">
            <text:p>0,4852</text:p>
          </table:table-cell>
          <table:table-cell table:style-name="ce2" office:value-type="float" office:value="68.8888888889" calcext:value-type="float">
            <text:p>68,8889</text:p>
          </table:table-cell>
          <table:table-cell table:style-name="ce2" office:value-type="float" office:value="66.6666666667" calcext:value-type="float">
            <text:p>66,6667</text:p>
          </table:table-cell>
          <table:table-cell table:style-name="ce2" office:value-type="float" office:value="90" calcext:value-type="float">
            <text:p>90,0000</text:p>
          </table:table-cell>
          <table:table-cell table:style-name="ce21" office:value-type="float" office:value="1.96657538414001" calcext:value-type="float">
            <text:p>1,9666</text:p>
          </table:table-cell>
          <table:table-cell table:style-name="ce2" office:value-type="float" office:value="78.8659793814" calcext:value-type="float">
            <text:p>78,8660</text:p>
          </table:table-cell>
          <table:table-cell table:style-name="ce2" office:value-type="float" office:value="68.2291666667" calcext:value-type="float">
            <text:p>68,2292</text:p>
          </table:table-cell>
          <table:table-cell table:style-name="ce2" office:value-type="float" office:value="98.2014388489209" calcext:value-type="float">
            <text:p>98,2014</text:p>
          </table:table-cell>
          <table:table-cell table:style-name="ce21" office:value-type="float" office:value="3.32546401023865" calcext:value-type="float">
            <text:p>3,325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2" office:value-type="float" office:value="97.8873239437" calcext:value-type="float">
            <text:p>97,8873</text:p>
          </table:table-cell>
          <table:table-cell table:style-name="ce2" office:value-type="float" office:value="96.4912280702" calcext:value-type="float">
            <text:p>96,4912</text:p>
          </table:table-cell>
          <table:table-cell table:style-name="ce2" office:value-type="float" office:value="76.6666666666667" calcext:value-type="float">
            <text:p>76,6667</text:p>
          </table:table-cell>
          <table:table-cell table:style-name="ce21" office:value-type="float" office:value="0.666589021682739" calcext:value-type="float">
            <text:p>0,6666</text:p>
          </table:table-cell>
          <table:table-cell table:style-name="ce2" office:value-type="float" office:value="77.2222222222" calcext:value-type="float">
            <text:p>77,2222</text:p>
          </table:table-cell>
          <table:table-cell table:style-name="ce2" office:value-type="float" office:value="68.8888888889" calcext:value-type="float">
            <text:p>68,8889</text:p>
          </table:table-cell>
          <table:table-cell table:style-name="ce2" office:value-type="float" office:value="91.1111111111111" calcext:value-type="float">
            <text:p>91,1111</text:p>
          </table:table-cell>
          <table:table-cell table:style-name="ce21" office:value-type="float" office:value="1.67807841300964" calcext:value-type="float">
            <text:p>1,6781</text:p>
          </table:table-cell>
          <table:table-cell table:style-name="ce2" office:value-type="float" office:value="76.0416666667" calcext:value-type="float">
            <text:p>76,0417</text:p>
          </table:table-cell>
          <table:table-cell table:style-name="ce2" office:value-type="float" office:value="65.9793814433" calcext:value-type="float">
            <text:p>65,9794</text:p>
          </table:table-cell>
          <table:table-cell table:style-name="ce32" office:value-type="float" office:value="98.2014388489209" calcext:value-type="float">
            <text:p>98,2014</text:p>
          </table:table-cell>
          <table:table-cell table:style-name="ce21" office:value-type="float" office:value="3.40724062919617" calcext:value-type="float">
            <text:p>3,407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2" office:value-type="float" office:value="97.5438596491" calcext:value-type="float">
            <text:p>97,5439</text:p>
          </table:table-cell>
          <table:table-cell table:style-name="ce2" office:value-type="float" office:value="93.661971831" calcext:value-type="float">
            <text:p>93,6620</text:p>
          </table:table-cell>
          <table:table-cell table:style-name="ce2" office:value-type="float" office:value="87" calcext:value-type="float">
            <text:p>87,0000</text:p>
          </table:table-cell>
          <table:table-cell table:style-name="ce21" office:value-type="float" office:value="0.391725778579712" calcext:value-type="float">
            <text:p>0,3917</text:p>
          </table:table-cell>
          <table:table-cell table:style-name="ce2" office:value-type="float" office:value="77.7777777778" calcext:value-type="float">
            <text:p>77,7778</text:p>
          </table:table-cell>
          <table:table-cell table:style-name="ce2" office:value-type="float" office:value="75" calcext:value-type="float">
            <text:p>75,0000</text:p>
          </table:table-cell>
          <table:table-cell table:style-name="ce2" office:value-type="float" office:value="90" calcext:value-type="float">
            <text:p>90,0000</text:p>
          </table:table-cell>
          <table:table-cell table:style-name="ce21" office:value-type="float" office:value="1.90692734718323" calcext:value-type="float">
            <text:p>1,9069</text:p>
          </table:table-cell>
          <table:table-cell table:style-name="ce2" office:value-type="float" office:value="79.381443299" calcext:value-type="float">
            <text:p>79,3814</text:p>
          </table:table-cell>
          <table:table-cell table:style-name="ce2" office:value-type="float" office:value="71.3541666667" calcext:value-type="float">
            <text:p>71,3542</text:p>
          </table:table-cell>
          <table:table-cell table:style-name="ce2" office:value-type="float" office:value="97.1223021582734" calcext:value-type="float">
            <text:p>97,1223</text:p>
          </table:table-cell>
          <table:table-cell table:style-name="ce21" office:value-type="float" office:value="5.50382947921753" calcext:value-type="float">
            <text:p>5,503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2" office:value-type="float" office:value="96.8309859155" calcext:value-type="float">
            <text:p>96,8310</text:p>
          </table:table-cell>
          <table:table-cell table:style-name="ce2" office:value-type="float" office:value="97.8947368421" calcext:value-type="float">
            <text:p>97,8947</text:p>
          </table:table-cell>
          <table:table-cell table:style-name="ce2" office:value-type="float" office:value="87" calcext:value-type="float">
            <text:p>87,0000</text:p>
          </table:table-cell>
          <table:table-cell table:style-name="ce21" office:value-type="float" office:value="0.393174648284912" calcext:value-type="float">
            <text:p>0,3932</text:p>
          </table:table-cell>
          <table:table-cell table:style-name="ce2" office:value-type="float" office:value="71.6666666667" calcext:value-type="float">
            <text:p>71,6667</text:p>
          </table:table-cell>
          <table:table-cell table:style-name="ce2" office:value-type="float" office:value="76.1111111111" calcext:value-type="float">
            <text:p>76,1111</text:p>
          </table:table-cell>
          <table:table-cell table:style-name="ce2" office:value-type="float" office:value="90" calcext:value-type="float">
            <text:p>90,0000</text:p>
          </table:table-cell>
          <table:table-cell table:style-name="ce21" office:value-type="float" office:value="2.00129079818726" calcext:value-type="float">
            <text:p>2,0013</text:p>
          </table:table-cell>
          <table:table-cell table:style-name="ce2" office:value-type="float" office:value="80.7291666667" calcext:value-type="float">
            <text:p>80,7292</text:p>
          </table:table-cell>
          <table:table-cell table:style-name="ce2" office:value-type="float" office:value="73.7113402062" calcext:value-type="float">
            <text:p>73,7113</text:p>
          </table:table-cell>
          <table:table-cell table:style-name="ce2" office:value-type="float" office:value="97.841726618705" calcext:value-type="float">
            <text:p>97,8417</text:p>
          </table:table-cell>
          <table:table-cell table:style-name="ce21" office:value-type="float" office:value="4.18678021430969" calcext:value-type="float">
            <text:p>4,186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2" office:value-type="float" office:value="97.5438596491" calcext:value-type="float">
            <text:p>97,5439</text:p>
          </table:table-cell>
          <table:table-cell table:style-name="ce2" office:value-type="float" office:value="95.4225352113" calcext:value-type="float">
            <text:p>95,4225</text:p>
          </table:table-cell>
          <table:table-cell table:style-name="ce2" office:value-type="float" office:value="83.3333333333333" calcext:value-type="float">
            <text:p>83,3333</text:p>
          </table:table-cell>
          <table:table-cell table:style-name="ce21" office:value-type="float" office:value="0.475678205490112" calcext:value-type="float">
            <text:p>0,4757</text:p>
          </table:table-cell>
          <table:table-cell table:style-name="ce2" office:value-type="float" office:value="77.2222222222" calcext:value-type="float">
            <text:p>77,2222</text:p>
          </table:table-cell>
          <table:table-cell table:style-name="ce2" office:value-type="float" office:value="62.2222222222" calcext:value-type="float">
            <text:p>62,2222</text:p>
          </table:table-cell>
          <table:table-cell table:style-name="ce2" office:value-type="float" office:value="92.2222222222222" calcext:value-type="float">
            <text:p>92,2222</text:p>
          </table:table-cell>
          <table:table-cell table:style-name="ce21" office:value-type="float" office:value="1.49773859977722" calcext:value-type="float">
            <text:p>1,4977</text:p>
          </table:table-cell>
          <table:table-cell table:style-name="ce2" office:value-type="float" office:value="78.3505154639" calcext:value-type="float">
            <text:p>78,3505</text:p>
          </table:table-cell>
          <table:table-cell table:style-name="ce2" office:value-type="float" office:value="73.4375" calcext:value-type="float">
            <text:p>73,4375</text:p>
          </table:table-cell>
          <table:table-cell table:style-name="ce2" office:value-type="float" office:value="97.841726618705" calcext:value-type="float">
            <text:p>97,8417</text:p>
          </table:table-cell>
          <table:table-cell table:style-name="ce21" office:value-type="float" office:value="4.03862643241882" calcext:value-type="float">
            <text:p>4,038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2" office:value-type="float" office:value="97.5352112676" calcext:value-type="float">
            <text:p>97,5352</text:p>
          </table:table-cell>
          <table:table-cell table:style-name="ce2" office:value-type="float" office:value="95.7894736842" calcext:value-type="float">
            <text:p>95,7895</text:p>
          </table:table-cell>
          <table:table-cell table:style-name="ce2" office:value-type="float" office:value="90" calcext:value-type="float">
            <text:p>90,0000</text:p>
          </table:table-cell>
          <table:table-cell table:style-name="ce21" office:value-type="float" office:value="0.312530755996704" calcext:value-type="float">
            <text:p>0,3125</text:p>
          </table:table-cell>
          <table:table-cell table:style-name="ce2" office:value-type="float" office:value="81.6666666667" calcext:value-type="float">
            <text:p>81,6667</text:p>
          </table:table-cell>
          <table:table-cell table:style-name="ce2" office:value-type="float" office:value="70" calcext:value-type="float">
            <text:p>70,0000</text:p>
          </table:table-cell>
          <table:table-cell table:style-name="ce2" office:value-type="float" office:value="86.6666666666667" calcext:value-type="float">
            <text:p>86,6667</text:p>
          </table:table-cell>
          <table:table-cell table:style-name="ce21" office:value-type="float" office:value="2.8393669128418" calcext:value-type="float">
            <text:p>2,8394</text:p>
          </table:table-cell>
          <table:table-cell table:style-name="ce2" office:value-type="float" office:value="81.25" calcext:value-type="float">
            <text:p>81,2500</text:p>
          </table:table-cell>
          <table:table-cell table:style-name="ce2" office:value-type="float" office:value="71.6494845361" calcext:value-type="float">
            <text:p>71,6495</text:p>
          </table:table-cell>
          <table:table-cell table:style-name="ce2" office:value-type="float" office:value="97.4820143884892" calcext:value-type="float">
            <text:p>97,4820</text:p>
          </table:table-cell>
          <table:table-cell table:style-name="ce21" office:value-type="float" office:value="4.90656685829163" calcext:value-type="float">
            <text:p>4,906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artición 5-2</text:p>
          </table:table-cell>
          <table:table-cell table:style-name="ce2" office:value-type="float" office:value="96.1403508772" calcext:value-type="float">
            <text:p>96,1404</text:p>
          </table:table-cell>
          <table:table-cell table:style-name="ce2" office:value-type="float" office:value="94.7183098592" calcext:value-type="float">
            <text:p>94,7183</text:p>
          </table:table-cell>
          <table:table-cell table:style-name="ce2" office:value-type="float" office:value="83.3333333333333" calcext:value-type="float">
            <text:p>83,3333</text:p>
          </table:table-cell>
          <table:table-cell table:style-name="ce21" office:value-type="float" office:value="0.493544101715088" calcext:value-type="float">
            <text:p>0,4935</text:p>
          </table:table-cell>
          <table:table-cell table:style-name="ce2" office:value-type="float" office:value="77.7777777778" calcext:value-type="float">
            <text:p>77,7778</text:p>
          </table:table-cell>
          <table:table-cell table:style-name="ce2" office:value-type="float" office:value="68.8888888889" calcext:value-type="float">
            <text:p>68,8889</text:p>
          </table:table-cell>
          <table:table-cell table:style-name="ce2" office:value-type="float" office:value="85.5555555555556" calcext:value-type="float">
            <text:p>85,5556</text:p>
          </table:table-cell>
          <table:table-cell table:style-name="ce21" office:value-type="float" office:value="3.16188359260559" calcext:value-type="float">
            <text:p>3,1619</text:p>
          </table:table-cell>
          <table:table-cell table:style-name="ce2" office:value-type="float" office:value="75.2577319588" calcext:value-type="float">
            <text:p>75,2577</text:p>
          </table:table-cell>
          <table:table-cell table:style-name="ce2" office:value-type="float" office:value="65.625" calcext:value-type="float">
            <text:p>65,6250</text:p>
          </table:table-cell>
          <table:table-cell table:style-name="ce2" office:value-type="float" office:value="98.2014388489209" calcext:value-type="float">
            <text:p>98,2014</text:p>
          </table:table-cell>
          <table:table-cell table:style-name="ce21" office:value-type="float" office:value="3.33561635017395" calcext:value-type="float">
            <text:p>3,3356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2" table:formula="of:=AVERAGE([.B5:.B14])" office:value-type="float" office:value="97.15307635286" calcext:value-type="float">
            <text:p>97,1531</text:p>
          </table:table-cell>
          <table:table-cell table:style-name="ce2" table:formula="of:=AVERAGE([.C5:.C14])" office:value-type="float" office:value="94.48060291574" calcext:value-type="float">
            <text:p>94,4806</text:p>
          </table:table-cell>
          <table:table-cell table:style-name="ce2" table:formula="of:=AVERAGE([.D5:.D14])" office:value-type="float" office:value="85.4" calcext:value-type="float">
            <text:p>85,4000</text:p>
          </table:table-cell>
          <table:table-cell table:style-name="ce2" table:formula="of:=AVERAGE([.E5:.E14])" office:value-type="float" office:value="0.440142321586609" calcext:value-type="float">
            <text:p>0,4401</text:p>
          </table:table-cell>
          <table:table-cell table:style-name="ce2" table:formula="of:=AVERAGE([.F5:.F14])" office:value-type="float" office:value="75.8888888889" calcext:value-type="float">
            <text:p>75,8889</text:p>
          </table:table-cell>
          <table:table-cell table:style-name="ce2" table:formula="of:=AVERAGE([.G5:.G14])" office:value-type="float" office:value="69.83333333334" calcext:value-type="float">
            <text:p>69,8333</text:p>
          </table:table-cell>
          <table:table-cell table:style-name="ce2" table:formula="of:=AVERAGE([.H5:.H14])" office:value-type="float" office:value="89.7777777777778" calcext:value-type="float">
            <text:p>89,7778</text:p>
          </table:table-cell>
          <table:table-cell table:style-name="ce2" table:formula="of:=AVERAGE([.I5:.I14])" office:value-type="float" office:value="2.05572018623352" calcext:value-type="float">
            <text:p>2,0557</text:p>
          </table:table-cell>
          <table:table-cell table:style-name="ce2" table:formula="of:=AVERAGE([.J5:.J14])" office:value-type="float" office:value="78.13681271478" calcext:value-type="float">
            <text:p>78,1368</text:p>
          </table:table-cell>
          <table:table-cell table:style-name="ce2" table:formula="of:=AVERAGE([.K5:.K14])" office:value-type="float" office:value="69.27620274914" calcext:value-type="float">
            <text:p>69,2762</text:p>
          </table:table-cell>
          <table:table-cell table:style-name="ce2" table:formula="of:=AVERAGE([.L5:.L14])" office:value-type="float" office:value="97.9856115107914" calcext:value-type="float">
            <text:p>97,9856</text:p>
          </table:table-cell>
          <table:table-cell table:style-name="ce2" table:formula="of:=AVERAGE([.M5:.M14])" office:value-type="float" office:value="3.83305487632752" calcext:value-type="float">
            <text:p>3,833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7" office:value-type="string" calcext:value-type="string">
            <text:p>Tabla 5.2: Resultados globales en el problema de la SC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6" table:number-columns-spanned="1" table:number-rows-spanned="2"/>
          <table:table-cell table:style-name="ce11" office:value-type="string" calcext:value-type="string" table:number-columns-spanned="4" table:number-rows-spanned="1">
            <text:p>Wdbc</text:p>
          </table:table-cell>
          <table:covered-table-cell table:style-name="ce11"/>
          <table:covered-table-cell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Movement_Libras</text:p>
          </table:table-cell>
          <table:covered-table-cell table:style-name="ce28"/>
          <table:covered-table-cell table:style-name="ce18"/>
          <table:covered-table-cell table:style-name="ce22"/>
          <table:table-cell table:style-name="ce31" office:value-type="string" calcext:value-type="string" table:number-columns-spanned="4" table:number-rows-spanned="1">
            <text:p>Arrhythmia</text:p>
          </table:table-cell>
          <table:covered-table-cell table:style-name="ce31"/>
          <table:covered-table-cell table:style-name="ce18"/>
          <table:covered-table-cell table:style-name="ce35"/>
          <table:table-cell table:number-columns-repeated="1011"/>
        </table:table-row>
        <table:table-row table:style-name="ro2">
          <table:covered-table-cell table:style-name="ce6"/>
          <table:table-cell table:style-name="ce12" office:value-type="string" calcext:value-type="string">
            <text:p>%_clas</text:p>
          </table:table-cell>
          <table:table-cell table:style-name="ce12"/>
          <table:table-cell table:style-name="ce12" office:value-type="string" calcext:value-type="string">
            <text:p>%_red</text:p>
          </table:table-cell>
          <table:table-cell table:style-name="ce2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12"/>
          <table:table-cell table:style-name="ce12" office:value-type="string" calcext:value-type="string">
            <text:p>%_red</text:p>
          </table:table-cell>
          <table:table-cell table:style-name="ce2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12"/>
          <table:table-cell table:style-name="ce12" office:value-type="string" calcext:value-type="string">
            <text:p>%_red</text:p>
          </table:table-cell>
          <table:table-cell table:style-name="ce36" office:value-type="string" calcext:value-type="string">
            <text:p>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3-N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SFS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number-columns-repeated="2" table:style-name="ce1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</text:p>
          </table:table-cell>
          <table:table-cell table:style-name="ce14" table:formula="of:=[.$B15]" office:value-type="float" office:value="97.15307635286" calcext:value-type="float">
            <text:p>97,15</text:p>
          </table:table-cell>
          <table:table-cell table:style-name="ce14"/>
          <table:table-cell table:style-name="ce14" table:formula="of:=[.$D15]" office:value-type="float" office:value="85.4" calcext:value-type="float">
            <text:p>85,40</text:p>
          </table:table-cell>
          <table:table-cell table:style-name="ce14" table:formula="of:=[.$E15]" office:value-type="float" office:value="0.440142321586609" calcext:value-type="float">
            <text:p>0,44</text:p>
          </table:table-cell>
          <table:table-cell table:style-name="ce14" table:formula="of:=[.$F15]" office:value-type="float" office:value="75.8888888889" calcext:value-type="float">
            <text:p>75,89</text:p>
          </table:table-cell>
          <table:table-cell table:style-name="ce14"/>
          <table:table-cell table:style-name="ce14" table:formula="of:=[.$H15]" office:value-type="float" office:value="89.7777777777778" calcext:value-type="float">
            <text:p>89,78</text:p>
          </table:table-cell>
          <table:table-cell table:style-name="ce14" table:formula="of:=[.$I15]" office:value-type="float" office:value="2.05572018623352" calcext:value-type="float">
            <text:p>2,06</text:p>
          </table:table-cell>
          <table:table-cell table:style-name="ce14" table:formula="of:=[.$J15]" office:value-type="float" office:value="78.13681271478" calcext:value-type="float">
            <text:p>78,14</text:p>
          </table:table-cell>
          <table:table-cell table:style-name="ce14"/>
          <table:table-cell table:style-name="ce14" table:formula="of:=[.$L15]" office:value-type="float" office:value="97.9856115107914" calcext:value-type="float">
            <text:p>97,99</text:p>
          </table:table-cell>
          <table:table-cell table:style-name="ce14" table:formula="of:=[.$M15]" office:value-type="float" office:value="3.83305487632752" calcext:value-type="float">
            <text:p>3,8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S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T básica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T extendida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B" table:style-name="ta2">
        <table:table-column table:style-name="co3" table:default-cell-style-name="ce3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row table:style-name="ro5">
          <table:table-cell table:style-name="ce2" table:number-columns-spanned="1" table:number-rows-spanned="2"/>
          <table:table-cell table:style-name="ce9" office:value-type="string" calcext:value-type="string" table:number-columns-spanned="4" table:number-rows-spanned="1">
            <text:p>Wdbc</text:p>
          </table:table-cell>
          <table:covered-table-cell table:style-name="ce9"/>
          <table:covered-table-cell table:style-name="ce17"/>
          <table:covered-table-cell table:style-name="ce19"/>
          <table:table-cell table:style-name="ce26" office:value-type="string" calcext:value-type="string" table:number-columns-spanned="4" table:number-rows-spanned="1">
            <text:p>Movement_Libras</text:p>
          </table:table-cell>
          <table:covered-table-cell table:style-name="ce26"/>
          <table:covered-table-cell table:style-name="ce17"/>
          <table:covered-table-cell table:style-name="ce19"/>
          <table:table-cell table:style-name="ce30" office:value-type="string" calcext:value-type="string" table:number-columns-spanned="4" table:number-rows-spanned="1">
            <text:p>Arrhythmia</text:p>
          </table:table-cell>
          <table:covered-table-cell table:style-name="ce30"/>
          <table:covered-table-cell table:style-name="ce17"/>
          <table:covered-table-cell table:style-name="ce33"/>
        </table:table-row>
        <table:table-row table:style-name="ro6">
          <table:covered-table-cell table:style-name="ce2"/>
          <table:table-cell table:style-name="ce10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0" office:value-type="string" calcext:value-type="string">
            <text:p>%_clas train</text:p>
          </table:table-cell>
          <table:table-cell table:style-name="ce10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5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34" office:value-type="string" calcext:value-type="string">
            <text:p>T</text:p>
          </table:table-cell>
        </table:table-row>
        <table:table-row table:style-name="ro5">
          <table:table-cell office:value-type="string" calcext:value-type="string">
            <text:p>Partición 1-1</text:p>
          </table:table-cell>
          <table:table-cell office:value-type="float" office:value="99.2957746479" calcext:value-type="float">
            <text:p>99,2958</text:p>
          </table:table-cell>
          <table:table-cell office:value-type="float" office:value="95.7894736842" calcext:value-type="float">
            <text:p>95,7895</text:p>
          </table:table-cell>
          <table:table-cell office:value-type="float" office:value="46.6666666666667" calcext:value-type="float">
            <text:p>46,6667</text:p>
          </table:table-cell>
          <table:table-cell office:value-type="float" office:value="4.48654270172119" calcext:value-type="float">
            <text:p>4,4865</text:p>
          </table:table-cell>
          <table:table-cell office:value-type="float" office:value="69.4444444444" calcext:value-type="float">
            <text:p>69,4444</text:p>
          </table:table-cell>
          <table:table-cell table:style-name="ce29" office:value-type="float" office:value="73.8888888889" calcext:value-type="float">
            <text:p>73,8889</text:p>
          </table:table-cell>
          <table:table-cell office:value-type="float" office:value="37.7777777777778" calcext:value-type="float">
            <text:p>37,7778</text:p>
          </table:table-cell>
          <table:table-cell office:value-type="float" office:value="18.445118188858" calcext:value-type="float">
            <text:p>18,4451</text:p>
          </table:table-cell>
          <table:table-cell office:value-type="float" office:value="72.9166666667" calcext:value-type="float">
            <text:p>72,9167</text:p>
          </table:table-cell>
          <table:table-cell office:value-type="float" office:value="68.0412371134" calcext:value-type="float">
            <text:p>68,0412</text:p>
          </table:table-cell>
          <table:table-cell office:value-type="float" office:value="47.4820143884892" calcext:value-type="float">
            <text:p>47,4820</text:p>
          </table:table-cell>
          <table:table-cell office:value-type="float" office:value="244.925018072128" calcext:value-type="float">
            <text:p>244,9250</text:p>
          </table:table-cell>
        </table:table-row>
        <table:table-row table:style-name="ro5">
          <table:table-cell office:value-type="string" calcext:value-type="string">
            <text:p>Partición 1-2</text:p>
          </table:table-cell>
          <table:table-cell office:value-type="float" office:value="96.8421052632" calcext:value-type="float">
            <text:p>96,8421</text:p>
          </table:table-cell>
          <table:table-cell office:value-type="float" office:value="96.8309859155" calcext:value-type="float">
            <text:p>96,8310</text:p>
          </table:table-cell>
          <table:table-cell office:value-type="float" office:value="46.6666666666667" calcext:value-type="float">
            <text:p>46,6667</text:p>
          </table:table-cell>
          <table:table-cell office:value-type="float" office:value="5.11227297782898" calcext:value-type="float">
            <text:p>5,1123</text:p>
          </table:table-cell>
          <table:table-cell office:value-type="float" office:value="79.4444444444" calcext:value-type="float">
            <text:p>79,4444</text:p>
          </table:table-cell>
          <table:table-cell office:value-type="float" office:value="77.7777777778" calcext:value-type="float">
            <text:p>77,7778</text:p>
          </table:table-cell>
          <table:table-cell office:value-type="float" office:value="52.2222222222222" calcext:value-type="float">
            <text:p>52,2222</text:p>
          </table:table-cell>
          <table:table-cell office:value-type="float" office:value="24.9961106777191" calcext:value-type="float">
            <text:p>24,9961</text:p>
          </table:table-cell>
          <table:table-cell office:value-type="float" office:value="69.0721649485" calcext:value-type="float">
            <text:p>69,0722</text:p>
          </table:table-cell>
          <table:table-cell office:value-type="float" office:value="62.5" calcext:value-type="float">
            <text:p>62,5000</text:p>
          </table:table-cell>
          <table:table-cell office:value-type="float" office:value="46.7625899280576" calcext:value-type="float">
            <text:p>46,7626</text:p>
          </table:table-cell>
          <table:table-cell office:value-type="float" office:value="262.572431564331" calcext:value-type="float">
            <text:p>262,5724</text:p>
          </table:table-cell>
        </table:table-row>
        <table:table-row table:style-name="ro5">
          <table:table-cell office:value-type="string" calcext:value-type="string">
            <text:p>Partición 2-1</text:p>
          </table:table-cell>
          <table:table-cell office:value-type="float" office:value="97.1830985915" calcext:value-type="float">
            <text:p>97,1831</text:p>
          </table:table-cell>
          <table:table-cell office:value-type="float" office:value="97.1929824561" calcext:value-type="float">
            <text:p>97,1930</text:p>
          </table:table-cell>
          <table:table-cell office:value-type="float" office:value="36.6666666666667" calcext:value-type="float">
            <text:p>36,6667</text:p>
          </table:table-cell>
          <table:table-cell office:value-type="float" office:value="4.48191714286804" calcext:value-type="float">
            <text:p>4,4819</text:p>
          </table:table-cell>
          <table:table-cell office:value-type="float" office:value="76.1111111111" calcext:value-type="float">
            <text:p>76,1111</text:p>
          </table:table-cell>
          <table:table-cell office:value-type="float" office:value="78.3333333333" calcext:value-type="float">
            <text:p>78,3333</text:p>
          </table:table-cell>
          <table:table-cell office:value-type="float" office:value="47.7777777777778" calcext:value-type="float">
            <text:p>47,7778</text:p>
          </table:table-cell>
          <table:table-cell office:value-type="float" office:value="16.930837392807" calcext:value-type="float">
            <text:p>16,9308</text:p>
          </table:table-cell>
          <table:table-cell office:value-type="float" office:value="68.2291666667" calcext:value-type="float">
            <text:p>68,2292</text:p>
          </table:table-cell>
          <table:table-cell office:value-type="float" office:value="61.8556701031" calcext:value-type="float">
            <text:p>61,8557</text:p>
          </table:table-cell>
          <table:table-cell office:value-type="float" office:value="46.7625899280576" calcext:value-type="float">
            <text:p>46,7626</text:p>
          </table:table-cell>
          <table:table-cell office:value-type="float" office:value="319.548835039139" calcext:value-type="float">
            <text:p>319,5488</text:p>
          </table:table-cell>
        </table:table-row>
        <table:table-row table:style-name="ro5">
          <table:table-cell office:value-type="string" calcext:value-type="string">
            <text:p>Partición 2-2</text:p>
          </table:table-cell>
          <table:table-cell office:value-type="float" office:value="98.9473684211" calcext:value-type="float">
            <text:p>98,9474</text:p>
          </table:table-cell>
          <table:table-cell office:value-type="float" office:value="95.4225352113" calcext:value-type="float">
            <text:p>95,4225</text:p>
          </table:table-cell>
          <table:table-cell office:value-type="float" office:value="60" calcext:value-type="float">
            <text:p>60,0000</text:p>
          </table:table-cell>
          <table:table-cell office:value-type="float" office:value="3.40349364280701" calcext:value-type="float">
            <text:p>3,4035</text:p>
          </table:table-cell>
          <table:table-cell table:number-columns-repeated="2" office:value-type="float" office:value="73.3333333333" calcext:value-type="float">
            <text:p>73,3333</text:p>
          </table:table-cell>
          <table:table-cell office:value-type="float" office:value="47.7777777777778" calcext:value-type="float">
            <text:p>47,7778</text:p>
          </table:table-cell>
          <table:table-cell office:value-type="float" office:value="21.8959853649139" calcext:value-type="float">
            <text:p>21,8960</text:p>
          </table:table-cell>
          <table:table-cell office:value-type="float" office:value="72.1649484536" calcext:value-type="float">
            <text:p>72,1649</text:p>
          </table:table-cell>
          <table:table-cell office:value-type="float" office:value="67.1875" calcext:value-type="float">
            <text:p>67,1875</text:p>
          </table:table-cell>
          <table:table-cell office:value-type="float" office:value="51.7985611510791" calcext:value-type="float">
            <text:p>51,7986</text:p>
          </table:table-cell>
          <table:table-cell office:value-type="float" office:value="190.008897066116" calcext:value-type="float">
            <text:p>190,0089</text:p>
          </table:table-cell>
        </table:table-row>
        <table:table-row table:style-name="ro5">
          <table:table-cell office:value-type="string" calcext:value-type="string">
            <text:p>Partición 3-1</text:p>
          </table:table-cell>
          <table:table-cell office:value-type="float" office:value="98.2394366197" calcext:value-type="float">
            <text:p>98,2394</text:p>
          </table:table-cell>
          <table:table-cell office:value-type="float" office:value="96.8421052632" calcext:value-type="float">
            <text:p>96,8421</text:p>
          </table:table-cell>
          <table:table-cell office:value-type="float" office:value="40" calcext:value-type="float">
            <text:p>40,0000</text:p>
          </table:table-cell>
          <table:table-cell office:value-type="float" office:value="3.85256505012512" calcext:value-type="float">
            <text:p>3,8526</text:p>
          </table:table-cell>
          <table:table-cell office:value-type="float" office:value="76.6666666667" calcext:value-type="float">
            <text:p>76,6667</text:p>
          </table:table-cell>
          <table:table-cell office:value-type="float" office:value="76.1111111111" calcext:value-type="float">
            <text:p>76,1111</text:p>
          </table:table-cell>
          <table:table-cell office:value-type="float" office:value="45.5555555555556" calcext:value-type="float">
            <text:p>45,5556</text:p>
          </table:table-cell>
          <table:table-cell office:value-type="float" office:value="23.0397326946259" calcext:value-type="float">
            <text:p>23,0397</text:p>
          </table:table-cell>
          <table:table-cell office:value-type="float" office:value="71.3541666667" calcext:value-type="float">
            <text:p>71,3542</text:p>
          </table:table-cell>
          <table:table-cell office:value-type="float" office:value="64.4329896907" calcext:value-type="float">
            <text:p>64,4330</text:p>
          </table:table-cell>
          <table:table-cell office:value-type="float" office:value="48.5611510791367" calcext:value-type="float">
            <text:p>48,5612</text:p>
          </table:table-cell>
          <table:table-cell office:value-type="float" office:value="263.345242738724" calcext:value-type="float">
            <text:p>263,3452</text:p>
          </table:table-cell>
        </table:table-row>
        <table:table-row table:style-name="ro5">
          <table:table-cell office:value-type="string" calcext:value-type="string">
            <text:p>Partición 3-2</text:p>
          </table:table-cell>
          <table:table-cell office:value-type="float" office:value="97.8947368421" calcext:value-type="float">
            <text:p>97,8947</text:p>
          </table:table-cell>
          <table:table-cell office:value-type="float" office:value="94.014084507" calcext:value-type="float">
            <text:p>94,0141</text:p>
          </table:table-cell>
          <table:table-cell office:value-type="float" office:value="56.6666666666667" calcext:value-type="float">
            <text:p>56,6667</text:p>
          </table:table-cell>
          <table:table-cell office:value-type="float" office:value="3.82659387588501" calcext:value-type="float">
            <text:p>3,8266</text:p>
          </table:table-cell>
          <table:table-cell office:value-type="float" office:value="77.2222222222" calcext:value-type="float">
            <text:p>77,2222</text:p>
          </table:table-cell>
          <table:table-cell office:value-type="float" office:value="76.6666666667" calcext:value-type="float">
            <text:p>76,6667</text:p>
          </table:table-cell>
          <table:table-cell office:value-type="float" office:value="48.8888888888889" calcext:value-type="float">
            <text:p>48,8889</text:p>
          </table:table-cell>
          <table:table-cell office:value-type="float" office:value="18.3171448707581" calcext:value-type="float">
            <text:p>18,3171</text:p>
          </table:table-cell>
          <table:table-cell office:value-type="float" office:value="71.1340206186" calcext:value-type="float">
            <text:p>71,1340</text:p>
          </table:table-cell>
          <table:table-cell office:value-type="float" office:value="63.0208333333" calcext:value-type="float">
            <text:p>63,0208</text:p>
          </table:table-cell>
          <table:table-cell office:value-type="float" office:value="53.9568345323741" calcext:value-type="float">
            <text:p>53,9568</text:p>
          </table:table-cell>
          <table:table-cell office:value-type="float" office:value="262.742747783661" calcext:value-type="float">
            <text:p>262,7427</text:p>
          </table:table-cell>
        </table:table-row>
        <table:table-row table:style-name="ro5">
          <table:table-cell office:value-type="string" calcext:value-type="string">
            <text:p>Partición 4-1</text:p>
          </table:table-cell>
          <table:table-cell office:value-type="float" office:value="97.5352112676" calcext:value-type="float">
            <text:p>97,5352</text:p>
          </table:table-cell>
          <table:table-cell office:value-type="float" office:value="97.5438596491" calcext:value-type="float">
            <text:p>97,5439</text:p>
          </table:table-cell>
          <table:table-cell office:value-type="float" office:value="56.6666666666667" calcext:value-type="float">
            <text:p>56,6667</text:p>
          </table:table-cell>
          <table:table-cell office:value-type="float" office:value="3.67652010917664" calcext:value-type="float">
            <text:p>3,6765</text:p>
          </table:table-cell>
          <table:table-cell office:value-type="float" office:value="71.6666666667" calcext:value-type="float">
            <text:p>71,6667</text:p>
          </table:table-cell>
          <table:table-cell office:value-type="float" office:value="77.7777777778" calcext:value-type="float">
            <text:p>77,7778</text:p>
          </table:table-cell>
          <table:table-cell office:value-type="float" office:value="48.8888888888889" calcext:value-type="float">
            <text:p>48,8889</text:p>
          </table:table-cell>
          <table:table-cell office:value-type="float" office:value="22.4129257202148" calcext:value-type="float">
            <text:p>22,4129</text:p>
          </table:table-cell>
          <table:table-cell office:value-type="float" office:value="69.2708333333" calcext:value-type="float">
            <text:p>69,2708</text:p>
          </table:table-cell>
          <table:table-cell office:value-type="float" office:value="61.3402061856" calcext:value-type="float">
            <text:p>61,3402</text:p>
          </table:table-cell>
          <table:table-cell office:value-type="float" office:value="50.3597122302158" calcext:value-type="float">
            <text:p>50,3597</text:p>
          </table:table-cell>
          <table:table-cell office:value-type="float" office:value="227.74439907074" calcext:value-type="float">
            <text:p>227,7444</text:p>
          </table:table-cell>
        </table:table-row>
        <table:table-row table:style-name="ro5">
          <table:table-cell office:value-type="string" calcext:value-type="string">
            <text:p>Partición 4-2</text:p>
          </table:table-cell>
          <table:table-cell office:value-type="float" office:value="97.8947368421" calcext:value-type="float">
            <text:p>97,8947</text:p>
          </table:table-cell>
          <table:table-cell office:value-type="float" office:value="96.1267605634" calcext:value-type="float">
            <text:p>96,1268</text:p>
          </table:table-cell>
          <table:table-cell office:value-type="float" office:value="33.3333333333333" calcext:value-type="float">
            <text:p>33,3333</text:p>
          </table:table-cell>
          <table:table-cell office:value-type="float" office:value="4.22553825378418" calcext:value-type="float">
            <text:p>4,2255</text:p>
          </table:table-cell>
          <table:table-cell office:value-type="float" office:value="78.8888888889" calcext:value-type="float">
            <text:p>78,8889</text:p>
          </table:table-cell>
          <table:table-cell office:value-type="float" office:value="66.1111111111" calcext:value-type="float">
            <text:p>66,1111</text:p>
          </table:table-cell>
          <table:table-cell office:value-type="float" office:value="50" calcext:value-type="float">
            <text:p>50,0000</text:p>
          </table:table-cell>
          <table:table-cell office:value-type="float" office:value="17.7297866344452" calcext:value-type="float">
            <text:p>17,7298</text:p>
          </table:table-cell>
          <table:table-cell office:value-type="float" office:value="71.1340206186" calcext:value-type="float">
            <text:p>71,1340</text:p>
          </table:table-cell>
          <table:table-cell office:value-type="float" office:value="65.625" calcext:value-type="float">
            <text:p>65,6250</text:p>
          </table:table-cell>
          <table:table-cell office:value-type="float" office:value="53.2374100719424" calcext:value-type="float">
            <text:p>53,2374</text:p>
          </table:table-cell>
          <table:table-cell office:value-type="float" office:value="280.01434636116" calcext:value-type="float">
            <text:p>280,0143</text:p>
          </table:table-cell>
        </table:table-row>
        <table:table-row table:style-name="ro5">
          <table:table-cell office:value-type="string" calcext:value-type="string">
            <text:p>Partición 5-1</text:p>
          </table:table-cell>
          <table:table-cell office:value-type="float" office:value="98.2394366197" calcext:value-type="float">
            <text:p>98,2394</text:p>
          </table:table-cell>
          <table:table-cell office:value-type="float" office:value="94.7368421053" calcext:value-type="float">
            <text:p>94,7368</text:p>
          </table:table-cell>
          <table:table-cell office:value-type="float" office:value="46.666666666667" calcext:value-type="float">
            <text:p>46,6667</text:p>
          </table:table-cell>
          <table:table-cell office:value-type="float" office:value="5.03592896461487" calcext:value-type="float">
            <text:p>5,0359</text:p>
          </table:table-cell>
          <table:table-cell office:value-type="float" office:value="77.7777777778" calcext:value-type="float">
            <text:p>77,7778</text:p>
          </table:table-cell>
          <table:table-cell office:value-type="float" office:value="70" calcext:value-type="float">
            <text:p>70,0000</text:p>
          </table:table-cell>
          <table:table-cell office:value-type="float" office:value="48.8888888888889" calcext:value-type="float">
            <text:p>48,8889</text:p>
          </table:table-cell>
          <table:table-cell office:value-type="float" office:value="18.7127251625061" calcext:value-type="float">
            <text:p>18,7127</text:p>
          </table:table-cell>
          <table:table-cell office:value-type="float" office:value="70.8333333333" calcext:value-type="float">
            <text:p>70,8333</text:p>
          </table:table-cell>
          <table:table-cell office:value-type="float" office:value="63.4020618557" calcext:value-type="float">
            <text:p>63,4021</text:p>
          </table:table-cell>
          <table:table-cell office:value-type="float" office:value="51.7985611510791" calcext:value-type="float">
            <text:p>51,7986</text:p>
          </table:table-cell>
          <table:table-cell office:value-type="float" office:value="264.051512956619" calcext:value-type="float">
            <text:p>264,0515</text:p>
          </table:table-cell>
        </table:table-row>
        <table:table-row table:style-name="ro5">
          <table:table-cell table:style-name="ce4" office:value-type="string" calcext:value-type="string">
            <text:p>Partición 5-2</text:p>
          </table:table-cell>
          <table:table-cell office:value-type="float" office:value="98.5964912281" calcext:value-type="float">
            <text:p>98,5965</text:p>
          </table:table-cell>
          <table:table-cell office:value-type="float" office:value="96.8309859155" calcext:value-type="float">
            <text:p>96,8310</text:p>
          </table:table-cell>
          <table:table-cell office:value-type="float" office:value="50" calcext:value-type="float">
            <text:p>50,0000</text:p>
          </table:table-cell>
          <table:table-cell office:value-type="float" office:value="4.14332795143127" calcext:value-type="float">
            <text:p>4,1433</text:p>
          </table:table-cell>
          <table:table-cell office:value-type="float" office:value="81.6666666667" calcext:value-type="float">
            <text:p>81,6667</text:p>
          </table:table-cell>
          <table:table-cell office:value-type="float" office:value="73.8888888889" calcext:value-type="float">
            <text:p>73,8889</text:p>
          </table:table-cell>
          <table:table-cell office:value-type="float" office:value="56.6666666666667" calcext:value-type="float">
            <text:p>56,6667</text:p>
          </table:table-cell>
          <table:table-cell office:value-type="float" office:value="19.7714500427246" calcext:value-type="float">
            <text:p>19,7715</text:p>
          </table:table-cell>
          <table:table-cell office:value-type="float" office:value="69.587628866" calcext:value-type="float">
            <text:p>69,5876</text:p>
          </table:table-cell>
          <table:table-cell office:value-type="float" office:value="65.1041666667" calcext:value-type="float">
            <text:p>65,1042</text:p>
          </table:table-cell>
          <table:table-cell office:value-type="float" office:value="51.7985611510791" calcext:value-type="float">
            <text:p>51,7986</text:p>
          </table:table-cell>
          <table:table-cell office:value-type="float" office:value="196.177958488464" calcext:value-type="float">
            <text:p>196,1780</text:p>
          </table:table-cell>
        </table:table-row>
        <table:table-row table:style-name="ro5">
          <table:table-cell table:style-name="ce5" office:value-type="string" calcext:value-type="string">
            <text:p>Media</text:p>
          </table:table-cell>
          <table:table-cell table:formula="of:=AVERAGE([.B3:.B12])" office:value-type="float" office:value="98.0668396343" calcext:value-type="float">
            <text:p>98,0668</text:p>
          </table:table-cell>
          <table:table-cell table:formula="of:=AVERAGE([.C3:.C12])" office:value-type="float" office:value="96.13306152706" calcext:value-type="float">
            <text:p>96,1331</text:p>
          </table:table-cell>
          <table:table-cell table:formula="of:=AVERAGE([.D3:.D12])" office:value-type="float" office:value="47.3333333333334" calcext:value-type="float">
            <text:p>47,3333</text:p>
          </table:table-cell>
          <table:table-cell table:style-name="ce2" table:formula="of:=AVERAGE([.E3:.E12])" office:value-type="float" office:value="4.22447006702423" calcext:value-type="float">
            <text:p>4,2245</text:p>
          </table:table-cell>
          <table:table-cell table:formula="of:=AVERAGE([.F3:.F12])" office:value-type="float" office:value="76.22222222222" calcext:value-type="float">
            <text:p>76,2222</text:p>
          </table:table-cell>
          <table:table-cell table:formula="of:=AVERAGE([.G3:.G12])" office:value-type="float" office:value="74.38888888889" calcext:value-type="float">
            <text:p>74,3889</text:p>
          </table:table-cell>
          <table:table-cell table:formula="of:=AVERAGE([.H3:.H12])" office:value-type="float" office:value="48.4444444444445" calcext:value-type="float">
            <text:p>48,4444</text:p>
          </table:table-cell>
          <table:table-cell table:style-name="ce2" table:formula="of:=AVERAGE([.I3:.I12])" office:value-type="float" office:value="20.2251816749573" calcext:value-type="float">
            <text:p>20,2252</text:p>
          </table:table-cell>
          <table:table-cell table:formula="of:=AVERAGE([.J3:.J12])" office:value-type="float" office:value="70.5696950172" calcext:value-type="float">
            <text:p>70,5697</text:p>
          </table:table-cell>
          <table:table-cell table:formula="of:=AVERAGE([.K3:.K12])" office:value-type="float" office:value="64.25096649485" calcext:value-type="float">
            <text:p>64,2510</text:p>
          </table:table-cell>
          <table:table-cell table:formula="of:=AVERAGE([.L3:.L12])" office:value-type="float" office:value="50.2517985611511" calcext:value-type="float">
            <text:p>50,2518</text:p>
          </table:table-cell>
          <table:table-cell table:style-name="ce2" table:formula="of:=AVERAGE([.M3:.M12])" office:value-type="float" office:value="251.113138914108" calcext:value-type="float">
            <text:p>251,1131</text:p>
          </table:table-cell>
        </table:table-row>
      </table:table>
      <table:table table:name="GRASP" table:style-name="ta2">
        <table:table-column table:style-name="co3" table:default-cell-style-name="ce3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row table:style-name="ro5">
          <table:table-cell table:style-name="ce2" table:number-columns-spanned="1" table:number-rows-spanned="2"/>
          <table:table-cell table:style-name="ce9" office:value-type="string" calcext:value-type="string" table:number-columns-spanned="4" table:number-rows-spanned="1">
            <text:p>Wdbc</text:p>
          </table:table-cell>
          <table:covered-table-cell table:style-name="ce9"/>
          <table:covered-table-cell table:style-name="ce17"/>
          <table:covered-table-cell table:style-name="ce19"/>
          <table:table-cell table:style-name="ce26" office:value-type="string" calcext:value-type="string" table:number-columns-spanned="4" table:number-rows-spanned="1">
            <text:p>Movement_Libras</text:p>
          </table:table-cell>
          <table:covered-table-cell table:style-name="ce26"/>
          <table:covered-table-cell table:style-name="ce17"/>
          <table:covered-table-cell table:style-name="ce19"/>
          <table:table-cell table:style-name="ce30" office:value-type="string" calcext:value-type="string" table:number-columns-spanned="4" table:number-rows-spanned="1">
            <text:p>Arrhythmia</text:p>
          </table:table-cell>
          <table:covered-table-cell table:style-name="ce30"/>
          <table:covered-table-cell table:style-name="ce17"/>
          <table:covered-table-cell table:style-name="ce33"/>
        </table:table-row>
        <table:table-row table:style-name="ro6">
          <table:covered-table-cell table:style-name="ce2"/>
          <table:table-cell table:style-name="ce10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0" office:value-type="string" calcext:value-type="string">
            <text:p>%_clas train</text:p>
          </table:table-cell>
          <table:table-cell table:style-name="ce10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5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34" office:value-type="string" calcext:value-type="string">
            <text:p>T</text:p>
          </table:table-cell>
        </table:table-row>
        <table:table-row table:style-name="ro5">
          <table:table-cell office:value-type="string" calcext:value-type="string">
            <text:p>Partición 1-1</text:p>
          </table:table-cell>
          <table:table-cell office:value-type="float" office:value="99.2957746479" calcext:value-type="float">
            <text:p>99,2958</text:p>
          </table:table-cell>
          <table:table-cell office:value-type="float" office:value="93.6842105263" calcext:value-type="float">
            <text:p>93,6842</text:p>
          </table:table-cell>
          <table:table-cell office:value-type="float" office:value="80" calcext:value-type="float">
            <text:p>80,0000</text:p>
          </table:table-cell>
          <table:table-cell office:value-type="float" office:value="12.2253952026367" calcext:value-type="float">
            <text:p>12,2254</text:p>
          </table:table-cell>
          <table:table-cell office:value-type="float" office:value="73.3333333333" calcext:value-type="float">
            <text:p>73,3333</text:p>
          </table:table-cell>
          <table:table-cell table:style-name="ce29" office:value-type="float" office:value="72.2222222222" calcext:value-type="float">
            <text:p>72,2222</text:p>
          </table:table-cell>
          <table:table-cell office:value-type="float" office:value="84.4444444444444" calcext:value-type="float">
            <text:p>84,4444</text:p>
          </table:table-cell>
          <table:table-cell office:value-type="float" office:value="54.1297459602356" calcext:value-type="float">
            <text:p>54,1297</text:p>
          </table:table-cell>
          <table:table-cell office:value-type="float" office:value="83.8541666667" calcext:value-type="float">
            <text:p>83,8542</text:p>
          </table:table-cell>
          <table:table-cell office:value-type="float" office:value="70.1030927835" calcext:value-type="float">
            <text:p>70,1031</text:p>
          </table:table-cell>
          <table:table-cell office:value-type="float" office:value="96.0431654676259" calcext:value-type="float">
            <text:p>96,0432</text:p>
          </table:table-cell>
          <table:table-cell office:value-type="float" office:value="61.5873649120331" calcext:value-type="float">
            <text:p>61,5874</text:p>
          </table:table-cell>
        </table:table-row>
        <table:table-row table:style-name="ro5">
          <table:table-cell office:value-type="string" calcext:value-type="string">
            <text:p>Partición 1-2</text:p>
          </table:table-cell>
          <table:table-cell office:value-type="float" office:value="96.8421052632" calcext:value-type="float">
            <text:p>96,8421</text:p>
          </table:table-cell>
          <table:table-cell office:value-type="float" office:value="93.3098591549" calcext:value-type="float">
            <text:p>93,3099</text:p>
          </table:table-cell>
          <table:table-cell office:value-type="float" office:value="63.3333333333333" calcext:value-type="float">
            <text:p>63,3333</text:p>
          </table:table-cell>
          <table:table-cell office:value-type="float" office:value="11.7952864170074" calcext:value-type="float">
            <text:p>11,7953</text:p>
          </table:table-cell>
          <table:table-cell office:value-type="float" office:value="81.6666666667" calcext:value-type="float">
            <text:p>81,6667</text:p>
          </table:table-cell>
          <table:table-cell office:value-type="float" office:value="75" calcext:value-type="float">
            <text:p>75,0000</text:p>
          </table:table-cell>
          <table:table-cell office:value-type="float" office:value="87.7777777777778" calcext:value-type="float">
            <text:p>87,7778</text:p>
          </table:table-cell>
          <table:table-cell office:value-type="float" office:value="54.2803807258606" calcext:value-type="float">
            <text:p>54,2804</text:p>
          </table:table-cell>
          <table:table-cell office:value-type="float" office:value="78.3505154639" calcext:value-type="float">
            <text:p>78,3505</text:p>
          </table:table-cell>
          <table:table-cell office:value-type="float" office:value="76.0416666667" calcext:value-type="float">
            <text:p>76,0417</text:p>
          </table:table-cell>
          <table:table-cell office:value-type="float" office:value="94.6043165467626" calcext:value-type="float">
            <text:p>94,6043</text:p>
          </table:table-cell>
          <table:table-cell office:value-type="float" office:value="41.241215467453" calcext:value-type="float">
            <text:p>41,2412</text:p>
          </table:table-cell>
        </table:table-row>
        <table:table-row table:style-name="ro5">
          <table:table-cell office:value-type="string" calcext:value-type="string">
            <text:p>Partición 2-1</text:p>
          </table:table-cell>
          <table:table-cell office:value-type="float" office:value="97.5352112676" calcext:value-type="float">
            <text:p>97,5352</text:p>
          </table:table-cell>
          <table:table-cell office:value-type="float" office:value="97.5438596491" calcext:value-type="float">
            <text:p>97,5439</text:p>
          </table:table-cell>
          <table:table-cell office:value-type="float" office:value="60" calcext:value-type="float">
            <text:p>60,0000</text:p>
          </table:table-cell>
          <table:table-cell office:value-type="float" office:value="10.1512198448181" calcext:value-type="float">
            <text:p>10,1512</text:p>
          </table:table-cell>
          <table:table-cell table:number-columns-repeated="2" office:value-type="float" office:value="80" calcext:value-type="float">
            <text:p>80,0000</text:p>
          </table:table-cell>
          <table:table-cell office:value-type="float" office:value="83.3333333333333" calcext:value-type="float">
            <text:p>83,3333</text:p>
          </table:table-cell>
          <table:table-cell office:value-type="float" office:value="45.4530198574066" calcext:value-type="float">
            <text:p>45,4530</text:p>
          </table:table-cell>
          <table:table-cell office:value-type="float" office:value="77.6041666667" calcext:value-type="float">
            <text:p>77,6042</text:p>
          </table:table-cell>
          <table:table-cell office:value-type="float" office:value="65.4639175258" calcext:value-type="float">
            <text:p>65,4639</text:p>
          </table:table-cell>
          <table:table-cell office:value-type="float" office:value="95.6834532374101" calcext:value-type="float">
            <text:p>95,6835</text:p>
          </table:table-cell>
          <table:table-cell office:value-type="float" office:value="46.7987506389618" calcext:value-type="float">
            <text:p>46,7988</text:p>
          </table:table-cell>
        </table:table-row>
        <table:table-row table:style-name="ro5">
          <table:table-cell office:value-type="string" calcext:value-type="string">
            <text:p>Partición 2-2</text:p>
          </table:table-cell>
          <table:table-cell office:value-type="float" office:value="98.9473684211" calcext:value-type="float">
            <text:p>98,9474</text:p>
          </table:table-cell>
          <table:table-cell office:value-type="float" office:value="95.7746478873" calcext:value-type="float">
            <text:p>95,7746</text:p>
          </table:table-cell>
          <table:table-cell office:value-type="float" office:value="66.6666666666667" calcext:value-type="float">
            <text:p>66,6667</text:p>
          </table:table-cell>
          <table:table-cell office:value-type="float" office:value="11.720370054245" calcext:value-type="float">
            <text:p>11,7204</text:p>
          </table:table-cell>
          <table:table-cell office:value-type="float" office:value="76.1111111111" calcext:value-type="float">
            <text:p>76,1111</text:p>
          </table:table-cell>
          <table:table-cell office:value-type="float" office:value="72.2222222222" calcext:value-type="float">
            <text:p>72,2222</text:p>
          </table:table-cell>
          <table:table-cell office:value-type="float" office:value="83.3333333333333" calcext:value-type="float">
            <text:p>83,3333</text:p>
          </table:table-cell>
          <table:table-cell office:value-type="float" office:value="52.1504809856415" calcext:value-type="float">
            <text:p>52,1505</text:p>
          </table:table-cell>
          <table:table-cell office:value-type="float" office:value="84.5360824742" calcext:value-type="float">
            <text:p>84,5361</text:p>
          </table:table-cell>
          <table:table-cell office:value-type="float" office:value="65.625" calcext:value-type="float">
            <text:p>65,6250</text:p>
          </table:table-cell>
          <table:table-cell office:value-type="float" office:value="94.9640287769784" calcext:value-type="float">
            <text:p>94,9640</text:p>
          </table:table-cell>
          <table:table-cell office:value-type="float" office:value="54.8408253192902" calcext:value-type="float">
            <text:p>54,8408</text:p>
          </table:table-cell>
        </table:table-row>
        <table:table-row table:style-name="ro5">
          <table:table-cell office:value-type="string" calcext:value-type="string">
            <text:p>Partición 3-1</text:p>
          </table:table-cell>
          <table:table-cell office:value-type="float" office:value="98.5915492958" calcext:value-type="float">
            <text:p>98,5915</text:p>
          </table:table-cell>
          <table:table-cell office:value-type="float" office:value="95.4385964912" calcext:value-type="float">
            <text:p>95,4386</text:p>
          </table:table-cell>
          <table:table-cell office:value-type="float" office:value="70" calcext:value-type="float">
            <text:p>70,0000</text:p>
          </table:table-cell>
          <table:table-cell office:value-type="float" office:value="10.127867937088" calcext:value-type="float">
            <text:p>10,1279</text:p>
          </table:table-cell>
          <table:table-cell office:value-type="float" office:value="77.2222222222" calcext:value-type="float">
            <text:p>77,2222</text:p>
          </table:table-cell>
          <table:table-cell office:value-type="float" office:value="71.6666666667" calcext:value-type="float">
            <text:p>71,6667</text:p>
          </table:table-cell>
          <table:table-cell office:value-type="float" office:value="85.5555555555556" calcext:value-type="float">
            <text:p>85,5556</text:p>
          </table:table-cell>
          <table:table-cell office:value-type="float" office:value="53.8447268009186" calcext:value-type="float">
            <text:p>53,8447</text:p>
          </table:table-cell>
          <table:table-cell office:value-type="float" office:value="78.6458333333" calcext:value-type="float">
            <text:p>78,6458</text:p>
          </table:table-cell>
          <table:table-cell office:value-type="float" office:value="64.4329896907" calcext:value-type="float">
            <text:p>64,4330</text:p>
          </table:table-cell>
          <table:table-cell office:value-type="float" office:value="96.4028776978417" calcext:value-type="float">
            <text:p>96,4029</text:p>
          </table:table-cell>
          <table:table-cell office:value-type="float" office:value="42.7548263072968" calcext:value-type="float">
            <text:p>42,7548</text:p>
          </table:table-cell>
        </table:table-row>
        <table:table-row table:style-name="ro5">
          <table:table-cell office:value-type="string" calcext:value-type="string">
            <text:p>Partición 3-2</text:p>
          </table:table-cell>
          <table:table-cell office:value-type="float" office:value="97.5438596491" calcext:value-type="float">
            <text:p>97,5439</text:p>
          </table:table-cell>
          <table:table-cell office:value-type="float" office:value="95.0704225352" calcext:value-type="float">
            <text:p>95,0704</text:p>
          </table:table-cell>
          <table:table-cell office:value-type="float" office:value="0.99" calcext:value-type="float">
            <text:p>0,9900</text:p>
          </table:table-cell>
          <table:table-cell office:value-type="float" office:value="10.4590628147125" calcext:value-type="float">
            <text:p>10,4591</text:p>
          </table:table-cell>
          <table:table-cell office:value-type="float" office:value="80" calcext:value-type="float">
            <text:p>80,0000</text:p>
          </table:table-cell>
          <table:table-cell office:value-type="float" office:value="75.5555555556" calcext:value-type="float">
            <text:p>75,5556</text:p>
          </table:table-cell>
          <table:table-cell office:value-type="float" office:value="85.5555555555556" calcext:value-type="float">
            <text:p>85,5556</text:p>
          </table:table-cell>
          <table:table-cell office:value-type="float" office:value="47.9904885292053" calcext:value-type="float">
            <text:p>47,9905</text:p>
          </table:table-cell>
          <table:table-cell office:value-type="float" office:value="77.8350515464" calcext:value-type="float">
            <text:p>77,8351</text:p>
          </table:table-cell>
          <table:table-cell office:value-type="float" office:value="67.7083333333" calcext:value-type="float">
            <text:p>67,7083</text:p>
          </table:table-cell>
          <table:table-cell office:value-type="float" office:value="92.4460431654676" calcext:value-type="float">
            <text:p>92,4460</text:p>
          </table:table-cell>
          <table:table-cell office:value-type="float" office:value="48.6332848072052" calcext:value-type="float">
            <text:p>48,6333</text:p>
          </table:table-cell>
        </table:table-row>
        <table:table-row table:style-name="ro5">
          <table:table-cell office:value-type="string" calcext:value-type="string">
            <text:p>Partición 4-1</text:p>
          </table:table-cell>
          <table:table-cell office:value-type="float" office:value="97.5352112676" calcext:value-type="float">
            <text:p>97,5352</text:p>
          </table:table-cell>
          <table:table-cell office:value-type="float" office:value="97.5438596491" calcext:value-type="float">
            <text:p>97,5439</text:p>
          </table:table-cell>
          <table:table-cell office:value-type="float" office:value="66.666666666667" calcext:value-type="float">
            <text:p>66,6667</text:p>
          </table:table-cell>
          <table:table-cell office:value-type="float" office:value="11.0216002464294" calcext:value-type="float">
            <text:p>11,0216</text:p>
          </table:table-cell>
          <table:table-cell office:value-type="float" office:value="73.8888888889" calcext:value-type="float">
            <text:p>73,8889</text:p>
          </table:table-cell>
          <table:table-cell office:value-type="float" office:value="75.5555555556" calcext:value-type="float">
            <text:p>75,5556</text:p>
          </table:table-cell>
          <table:table-cell office:value-type="float" office:value="84.4444444444444" calcext:value-type="float">
            <text:p>84,4444</text:p>
          </table:table-cell>
          <table:table-cell office:value-type="float" office:value="41.8451702594757" calcext:value-type="float">
            <text:p>41,8452</text:p>
          </table:table-cell>
          <table:table-cell office:value-type="float" office:value="78.6458333333" calcext:value-type="float">
            <text:p>78,6458</text:p>
          </table:table-cell>
          <table:table-cell office:value-type="float" office:value="70.618556701" calcext:value-type="float">
            <text:p>70,6186</text:p>
          </table:table-cell>
          <table:table-cell office:value-type="float" office:value="95.3237410071942" calcext:value-type="float">
            <text:p>95,3237</text:p>
          </table:table-cell>
          <table:table-cell office:value-type="float" office:value="45.8639566898346" calcext:value-type="float">
            <text:p>45,8640</text:p>
          </table:table-cell>
        </table:table-row>
        <table:table-row table:style-name="ro5">
          <table:table-cell office:value-type="string" calcext:value-type="string">
            <text:p>Partición 4-2</text:p>
          </table:table-cell>
          <table:table-cell office:value-type="float" office:value="97.8947368421" calcext:value-type="float">
            <text:p>97,8947</text:p>
          </table:table-cell>
          <table:table-cell office:value-type="float" office:value="93.661971831" calcext:value-type="float">
            <text:p>93,6620</text:p>
          </table:table-cell>
          <table:table-cell office:value-type="float" office:value="76.6666666666667" calcext:value-type="float">
            <text:p>76,6667</text:p>
          </table:table-cell>
          <table:table-cell office:value-type="float" office:value="10.7161178588867" calcext:value-type="float">
            <text:p>10,7161</text:p>
          </table:table-cell>
          <table:table-cell office:value-type="float" office:value="82.7777777778" calcext:value-type="float">
            <text:p>82,7778</text:p>
          </table:table-cell>
          <table:table-cell office:value-type="float" office:value="63.8888888889" calcext:value-type="float">
            <text:p>63,8889</text:p>
          </table:table-cell>
          <table:table-cell office:value-type="float" office:value="81.1111111111111" calcext:value-type="float">
            <text:p>81,1111</text:p>
          </table:table-cell>
          <table:table-cell office:value-type="float" office:value="52.769547700882" calcext:value-type="float">
            <text:p>52,7695</text:p>
          </table:table-cell>
          <table:table-cell office:value-type="float" office:value="81.9587628866" calcext:value-type="float">
            <text:p>81,9588</text:p>
          </table:table-cell>
          <table:table-cell office:value-type="float" office:value="66.6666666667" calcext:value-type="float">
            <text:p>66,6667</text:p>
          </table:table-cell>
          <table:table-cell office:value-type="float" office:value="93.5251798561151" calcext:value-type="float">
            <text:p>93,5252</text:p>
          </table:table-cell>
          <table:table-cell office:value-type="float" office:value="51.6532471179962" calcext:value-type="float">
            <text:p>51,6532</text:p>
          </table:table-cell>
        </table:table-row>
        <table:table-row table:style-name="ro5">
          <table:table-cell office:value-type="string" calcext:value-type="string">
            <text:p>Partición 5-1</text:p>
          </table:table-cell>
          <table:table-cell office:value-type="float" office:value="98.5915492958" calcext:value-type="float">
            <text:p>98,5915</text:p>
          </table:table-cell>
          <table:table-cell office:value-type="float" office:value="95.7894736842" calcext:value-type="float">
            <text:p>95,7895</text:p>
          </table:table-cell>
          <table:table-cell office:value-type="float" office:value="80" calcext:value-type="float">
            <text:p>80,0000</text:p>
          </table:table-cell>
          <table:table-cell office:value-type="float" office:value="10.917671918869" calcext:value-type="float">
            <text:p>10,9177</text:p>
          </table:table-cell>
          <table:table-cell office:value-type="float" office:value="80.5555555556" calcext:value-type="float">
            <text:p>80,5556</text:p>
          </table:table-cell>
          <table:table-cell office:value-type="float" office:value="70" calcext:value-type="float">
            <text:p>70,0000</text:p>
          </table:table-cell>
          <table:table-cell office:value-type="float" office:value="80" calcext:value-type="float">
            <text:p>80,0000</text:p>
          </table:table-cell>
          <table:table-cell office:value-type="float" office:value="47.3751111030579" calcext:value-type="float">
            <text:p>47,3751</text:p>
          </table:table-cell>
          <table:table-cell office:value-type="float" office:value="83.8541666667" calcext:value-type="float">
            <text:p>83,8542</text:p>
          </table:table-cell>
          <table:table-cell office:value-type="float" office:value="69.587628866" calcext:value-type="float">
            <text:p>69,5876</text:p>
          </table:table-cell>
          <table:table-cell office:value-type="float" office:value="94.2446043165467" calcext:value-type="float">
            <text:p>94,2446</text:p>
          </table:table-cell>
          <table:table-cell office:value-type="float" office:value="65.8287994861603" calcext:value-type="float">
            <text:p>65,8288</text:p>
          </table:table-cell>
        </table:table-row>
        <table:table-row table:style-name="ro5">
          <table:table-cell table:style-name="ce4" office:value-type="string" calcext:value-type="string">
            <text:p>Partición 5-2</text:p>
          </table:table-cell>
          <table:table-cell office:value-type="float" office:value="97.8947368421" calcext:value-type="float">
            <text:p>97,8947</text:p>
          </table:table-cell>
          <table:table-cell office:value-type="float" office:value="96.8309859155" calcext:value-type="float">
            <text:p>96,8310</text:p>
          </table:table-cell>
          <table:table-cell office:value-type="float" office:value="73.3333333333333" calcext:value-type="float">
            <text:p>73,3333</text:p>
          </table:table-cell>
          <table:table-cell office:value-type="float" office:value="12.7109954357147" calcext:value-type="float">
            <text:p>12,7110</text:p>
          </table:table-cell>
          <table:table-cell office:value-type="float" office:value="82.7777777778" calcext:value-type="float">
            <text:p>82,7778</text:p>
          </table:table-cell>
          <table:table-cell office:value-type="float" office:value="75" calcext:value-type="float">
            <text:p>75,0000</text:p>
          </table:table-cell>
          <table:table-cell office:value-type="float" office:value="86.6666666666667" calcext:value-type="float">
            <text:p>86,6667</text:p>
          </table:table-cell>
          <table:table-cell office:value-type="float" office:value="55.4413592815399" calcext:value-type="float">
            <text:p>55,4414</text:p>
          </table:table-cell>
          <table:table-cell office:value-type="float" office:value="77.8350515464" calcext:value-type="float">
            <text:p>77,8351</text:p>
          </table:table-cell>
          <table:table-cell office:value-type="float" office:value="68.75" calcext:value-type="float">
            <text:p>68,7500</text:p>
          </table:table-cell>
          <table:table-cell office:value-type="float" office:value="95.6834532374101" calcext:value-type="float">
            <text:p>95,6835</text:p>
          </table:table-cell>
          <table:table-cell office:value-type="float" office:value="39.9847130775452" calcext:value-type="float">
            <text:p>39,9847</text:p>
          </table:table-cell>
        </table:table-row>
        <table:table-row table:style-name="ro5">
          <table:table-cell table:style-name="ce5" office:value-type="string" calcext:value-type="string">
            <text:p>Media</text:p>
          </table:table-cell>
          <table:table-cell table:formula="of:=AVERAGE([.B3:.B12])" office:value-type="float" office:value="98.06721027923" calcext:value-type="float">
            <text:p>98,0672</text:p>
          </table:table-cell>
          <table:table-cell table:formula="of:=AVERAGE([.C3:.C12])" office:value-type="float" office:value="95.46478873238" calcext:value-type="float">
            <text:p>95,4648</text:p>
          </table:table-cell>
          <table:table-cell table:formula="of:=AVERAGE([.D3:.D12])" office:value-type="float" office:value="63.7656666666667" calcext:value-type="float">
            <text:p>63,7657</text:p>
          </table:table-cell>
          <table:table-cell table:style-name="ce2" table:formula="of:=AVERAGE([.E3:.E12])" office:value-type="float" office:value="11.1845587730408" calcext:value-type="float">
            <text:p>11,1846</text:p>
          </table:table-cell>
          <table:table-cell table:formula="of:=AVERAGE([.F3:.F12])" office:value-type="float" office:value="78.83333333334" calcext:value-type="float">
            <text:p>78,8333</text:p>
          </table:table-cell>
          <table:table-cell table:formula="of:=AVERAGE([.G3:.G12])" office:value-type="float" office:value="73.11111111112" calcext:value-type="float">
            <text:p>73,1111</text:p>
          </table:table-cell>
          <table:table-cell table:formula="of:=AVERAGE([.H3:.H12])" office:value-type="float" office:value="84.2222222222222" calcext:value-type="float">
            <text:p>84,2222</text:p>
          </table:table-cell>
          <table:table-cell table:style-name="ce2" table:formula="of:=AVERAGE([.I3:.I12])" office:value-type="float" office:value="50.5280031204224" calcext:value-type="float">
            <text:p>50,5280</text:p>
          </table:table-cell>
          <table:table-cell table:formula="of:=AVERAGE([.J3:.J12])" office:value-type="float" office:value="80.31196305842" calcext:value-type="float">
            <text:p>80,3120</text:p>
          </table:table-cell>
          <table:table-cell table:formula="of:=AVERAGE([.K3:.K12])" office:value-type="float" office:value="68.49978522337" calcext:value-type="float">
            <text:p>68,4998</text:p>
          </table:table-cell>
          <table:table-cell table:formula="of:=AVERAGE([.L3:.L12])" office:value-type="float" office:value="94.8920863309352" calcext:value-type="float">
            <text:p>94,8921</text:p>
          </table:table-cell>
          <table:table-cell table:style-name="ce2" table:formula="of:=AVERAGE([.M3:.M12])" office:value-type="float" office:value="49.9186983823776" calcext:value-type="float">
            <text:p>49,9187</text:p>
          </table:table-cell>
        </table:table-row>
      </table:table>
      <table:table table:name="ILS" table:style-name="ta2">
        <office:forms form:automatic-focus="false" form:apply-design-mode="false"/>
        <table:table-column table:style-name="co3" table:default-cell-style-name="ce3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row table:style-name="ro5">
          <table:table-cell table:style-name="ce2" table:number-columns-spanned="1" table:number-rows-spanned="2"/>
          <table:table-cell table:style-name="ce9" office:value-type="string" calcext:value-type="string" table:number-columns-spanned="4" table:number-rows-spanned="1">
            <text:p>Wdbc</text:p>
          </table:table-cell>
          <table:covered-table-cell table:style-name="ce9"/>
          <table:covered-table-cell table:style-name="ce17"/>
          <table:covered-table-cell table:style-name="ce19"/>
          <table:table-cell table:style-name="ce26" office:value-type="string" calcext:value-type="string" table:number-columns-spanned="4" table:number-rows-spanned="1">
            <text:p>Movement_Libras</text:p>
          </table:table-cell>
          <table:covered-table-cell table:style-name="ce26"/>
          <table:covered-table-cell table:style-name="ce17"/>
          <table:covered-table-cell table:style-name="ce19"/>
          <table:table-cell table:style-name="ce30" office:value-type="string" calcext:value-type="string" table:number-columns-spanned="4" table:number-rows-spanned="1">
            <text:p>Arrhythmia</text:p>
          </table:table-cell>
          <table:covered-table-cell table:style-name="ce30"/>
          <table:covered-table-cell table:style-name="ce17"/>
          <table:covered-table-cell table:style-name="ce33"/>
        </table:table-row>
        <table:table-row table:style-name="ro6">
          <table:covered-table-cell table:style-name="ce2"/>
          <table:table-cell table:style-name="ce10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0" office:value-type="string" calcext:value-type="string">
            <text:p>%_clas train</text:p>
          </table:table-cell>
          <table:table-cell table:style-name="ce10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5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34" office:value-type="string" calcext:value-type="string">
            <text:p>T</text:p>
          </table:table-cell>
        </table:table-row>
        <table:table-row table:style-name="ro5">
          <table:table-cell office:value-type="string" calcext:value-type="string">
            <text:p>Partición 1-1</text:p>
          </table:table-cell>
          <table:table-cell office:value-type="float" office:value="99.2957746479" calcext:value-type="float">
            <text:p>99,2958</text:p>
          </table:table-cell>
          <table:table-cell office:value-type="float" office:value="93.6842105263" calcext:value-type="float">
            <text:p>93,6842</text:p>
          </table:table-cell>
          <table:table-cell office:value-type="float" office:value="40" calcext:value-type="float">
            <text:p>40,0000</text:p>
          </table:table-cell>
          <table:table-cell office:value-type="float" office:value="4.18804836273193" calcext:value-type="float">
            <text:p>4,1880</text:p>
          </table:table-cell>
          <table:table-cell office:value-type="float" office:value="72.2222222222" calcext:value-type="float">
            <text:p>72,2222</text:p>
          </table:table-cell>
          <table:table-cell table:style-name="ce29" office:value-type="float" office:value="72.7777777778" calcext:value-type="float">
            <text:p>72,7778</text:p>
          </table:table-cell>
          <table:table-cell office:value-type="float" office:value="56.6666666666667" calcext:value-type="float">
            <text:p>56,6667</text:p>
          </table:table-cell>
          <table:table-cell office:value-type="float" office:value="15.1964251995087" calcext:value-type="float">
            <text:p>15,1964</text:p>
          </table:table-cell>
          <table:table-cell office:value-type="float" office:value="79.1666666667" calcext:value-type="float">
            <text:p>79,1667</text:p>
          </table:table-cell>
          <table:table-cell office:value-type="float" office:value="65.9793814433" calcext:value-type="float">
            <text:p>65,9794</text:p>
          </table:table-cell>
          <table:table-cell office:value-type="float" office:value="51.7985611510791" calcext:value-type="float">
            <text:p>51,7986</text:p>
          </table:table-cell>
          <table:table-cell office:value-type="float" office:value="296.024493694305" calcext:value-type="float">
            <text:p>296,0245</text:p>
          </table:table-cell>
        </table:table-row>
        <table:table-row table:style-name="ro5">
          <table:table-cell office:value-type="string" calcext:value-type="string">
            <text:p>Partición 1-2</text:p>
          </table:table-cell>
          <table:table-cell office:value-type="float" office:value="97.1929824561" calcext:value-type="float">
            <text:p>97,1930</text:p>
          </table:table-cell>
          <table:table-cell office:value-type="float" office:value="97.5352112676" calcext:value-type="float">
            <text:p>97,5352</text:p>
          </table:table-cell>
          <table:table-cell office:value-type="float" office:value="53.3333333333333" calcext:value-type="float">
            <text:p>53,3333</text:p>
          </table:table-cell>
          <table:table-cell office:value-type="float" office:value="8.1401150226593" calcext:value-type="float">
            <text:p>8,1401</text:p>
          </table:table-cell>
          <table:table-cell office:value-type="float" office:value="80" calcext:value-type="float">
            <text:p>80,0000</text:p>
          </table:table-cell>
          <table:table-cell office:value-type="float" office:value="72.7777777778" calcext:value-type="float">
            <text:p>72,7778</text:p>
          </table:table-cell>
          <table:table-cell office:value-type="float" office:value="53.3333333333333" calcext:value-type="float">
            <text:p>53,3333</text:p>
          </table:table-cell>
          <table:table-cell office:value-type="float" office:value="32.1730916500092" calcext:value-type="float">
            <text:p>32,1731</text:p>
          </table:table-cell>
          <table:table-cell office:value-type="float" office:value="74.7422680412" calcext:value-type="float">
            <text:p>74,7423</text:p>
          </table:table-cell>
          <table:table-cell office:value-type="float" office:value="64.0625" calcext:value-type="float">
            <text:p>64,0625</text:p>
          </table:table-cell>
          <table:table-cell office:value-type="float" office:value="54.3165467625899" calcext:value-type="float">
            <text:p>54,3165</text:p>
          </table:table-cell>
          <table:table-cell office:value-type="float" office:value="500.286109685898" calcext:value-type="float">
            <text:p>500,2861</text:p>
          </table:table-cell>
        </table:table-row>
        <table:table-row table:style-name="ro5">
          <table:table-cell office:value-type="string" calcext:value-type="string">
            <text:p>Partición 2-1</text:p>
          </table:table-cell>
          <table:table-cell office:value-type="float" office:value="97.5352112676" calcext:value-type="float">
            <text:p>97,5352</text:p>
          </table:table-cell>
          <table:table-cell office:value-type="float" office:value="96.4912280702" calcext:value-type="float">
            <text:p>96,4912</text:p>
          </table:table-cell>
          <table:table-cell office:value-type="float" office:value="60" calcext:value-type="float">
            <text:p>60,0000</text:p>
          </table:table-cell>
          <table:table-cell office:value-type="float" office:value="3.07581543922424" calcext:value-type="float">
            <text:p>3,0758</text:p>
          </table:table-cell>
          <table:table-cell office:value-type="float" office:value="77.2222222222" calcext:value-type="float">
            <text:p>77,2222</text:p>
          </table:table-cell>
          <table:table-cell office:value-type="float" office:value="78.8888888889" calcext:value-type="float">
            <text:p>78,8889</text:p>
          </table:table-cell>
          <table:table-cell office:value-type="float" office:value="51.1111111111111" calcext:value-type="float">
            <text:p>51,1111</text:p>
          </table:table-cell>
          <table:table-cell office:value-type="float" office:value="12.8567271232605" calcext:value-type="float">
            <text:p>12,8567</text:p>
          </table:table-cell>
          <table:table-cell office:value-type="float" office:value="71.3541666667" calcext:value-type="float">
            <text:p>71,3542</text:p>
          </table:table-cell>
          <table:table-cell office:value-type="float" office:value="63.9175257732" calcext:value-type="float">
            <text:p>63,9175</text:p>
          </table:table-cell>
          <table:table-cell office:value-type="float" office:value="52.8776978417266" calcext:value-type="float">
            <text:p>52,8777</text:p>
          </table:table-cell>
          <table:table-cell office:value-type="float" office:value="199.270276546478" calcext:value-type="float">
            <text:p>199,2703</text:p>
          </table:table-cell>
        </table:table-row>
        <table:table-row table:style-name="ro5">
          <table:table-cell office:value-type="string" calcext:value-type="string">
            <text:p>Partición 2-2</text:p>
          </table:table-cell>
          <table:table-cell office:value-type="float" office:value="98.5964912281" calcext:value-type="float">
            <text:p>98,5965</text:p>
          </table:table-cell>
          <table:table-cell office:value-type="float" office:value="94.3661971831" calcext:value-type="float">
            <text:p>94,3662</text:p>
          </table:table-cell>
          <table:table-cell office:value-type="float" office:value="53.3333333333333" calcext:value-type="float">
            <text:p>53,3333</text:p>
          </table:table-cell>
          <table:table-cell office:value-type="float" office:value="7.11853671073914" calcext:value-type="float">
            <text:p>7,1185</text:p>
          </table:table-cell>
          <table:table-cell office:value-type="float" office:value="75" calcext:value-type="float">
            <text:p>75,0000</text:p>
          </table:table-cell>
          <table:table-cell office:value-type="float" office:value="72.7777777778" calcext:value-type="float">
            <text:p>72,7778</text:p>
          </table:table-cell>
          <table:table-cell office:value-type="float" office:value="41.1111111111111" calcext:value-type="float">
            <text:p>41,1111</text:p>
          </table:table-cell>
          <table:table-cell office:value-type="float" office:value="32.2053723335266" calcext:value-type="float">
            <text:p>32,2054</text:p>
          </table:table-cell>
          <table:table-cell office:value-type="float" office:value="73.1958762887" calcext:value-type="float">
            <text:p>73,1959</text:p>
          </table:table-cell>
          <table:table-cell office:value-type="float" office:value="67.1875" calcext:value-type="float">
            <text:p>67,1875</text:p>
          </table:table-cell>
          <table:table-cell office:value-type="float" office:value="48.2014388489209" calcext:value-type="float">
            <text:p>48,2014</text:p>
          </table:table-cell>
          <table:table-cell office:value-type="float" office:value="447.11061501503" calcext:value-type="float">
            <text:p>447,1106</text:p>
          </table:table-cell>
        </table:table-row>
        <table:table-row table:style-name="ro5">
          <table:table-cell office:value-type="string" calcext:value-type="string">
            <text:p>Partición 3-1</text:p>
          </table:table-cell>
          <table:table-cell office:value-type="float" office:value="98.2394366197" calcext:value-type="float">
            <text:p>98,2394</text:p>
          </table:table-cell>
          <table:table-cell office:value-type="float" office:value="96.1403508772" calcext:value-type="float">
            <text:p>96,1404</text:p>
          </table:table-cell>
          <table:table-cell office:value-type="float" office:value="30" calcext:value-type="float">
            <text:p>30,0000</text:p>
          </table:table-cell>
          <table:table-cell office:value-type="float" office:value="4.33376693725586" calcext:value-type="float">
            <text:p>4,3338</text:p>
          </table:table-cell>
          <table:table-cell office:value-type="float" office:value="77.2222222222" calcext:value-type="float">
            <text:p>77,2222</text:p>
          </table:table-cell>
          <table:table-cell office:value-type="float" office:value="75" calcext:value-type="float">
            <text:p>75,0000</text:p>
          </table:table-cell>
          <table:table-cell office:value-type="float" office:value="56.6666666666667" calcext:value-type="float">
            <text:p>56,6667</text:p>
          </table:table-cell>
          <table:table-cell office:value-type="float" office:value="18.5858819484711" calcext:value-type="float">
            <text:p>18,5859</text:p>
          </table:table-cell>
          <table:table-cell office:value-type="float" office:value="70.8333333333" calcext:value-type="float">
            <text:p>70,8333</text:p>
          </table:table-cell>
          <table:table-cell office:value-type="float" office:value="60.824742268" calcext:value-type="float">
            <text:p>60,8247</text:p>
          </table:table-cell>
          <table:table-cell office:value-type="float" office:value="44.6043165467626" calcext:value-type="float">
            <text:p>44,6043</text:p>
          </table:table-cell>
          <table:table-cell office:value-type="float" office:value="253.717674732208" calcext:value-type="float">
            <text:p>253,7177</text:p>
          </table:table-cell>
        </table:table-row>
        <table:table-row table:style-name="ro5">
          <table:table-cell office:value-type="string" calcext:value-type="string">
            <text:p>Partición 3-2</text:p>
          </table:table-cell>
          <table:table-cell office:value-type="float" office:value="97.8947368421" calcext:value-type="float">
            <text:p>97,8947</text:p>
          </table:table-cell>
          <table:table-cell office:value-type="float" office:value="95.7746478873" calcext:value-type="float">
            <text:p>95,7746</text:p>
          </table:table-cell>
          <table:table-cell office:value-type="float" office:value="56.6666666666667" calcext:value-type="float">
            <text:p>56,6667</text:p>
          </table:table-cell>
          <table:table-cell office:value-type="float" office:value="7.03671669960022" calcext:value-type="float">
            <text:p>7,0367</text:p>
          </table:table-cell>
          <table:table-cell office:value-type="float" office:value="77.2222222222" calcext:value-type="float">
            <text:p>77,2222</text:p>
          </table:table-cell>
          <table:table-cell office:value-type="float" office:value="75" calcext:value-type="float">
            <text:p>75,0000</text:p>
          </table:table-cell>
          <table:table-cell office:value-type="float" office:value="58.8888888888889" calcext:value-type="float">
            <text:p>58,8889</text:p>
          </table:table-cell>
          <table:table-cell office:value-type="float" office:value="33.228363275528" calcext:value-type="float">
            <text:p>33,2284</text:p>
          </table:table-cell>
          <table:table-cell office:value-type="float" office:value="68.0412371134" calcext:value-type="float">
            <text:p>68,0412</text:p>
          </table:table-cell>
          <table:table-cell office:value-type="float" office:value="65.1041666667" calcext:value-type="float">
            <text:p>65,1042</text:p>
          </table:table-cell>
          <table:table-cell office:value-type="float" office:value="49.2805755395683" calcext:value-type="float">
            <text:p>49,2806</text:p>
          </table:table-cell>
          <table:table-cell office:value-type="float" office:value="471.288845300674" calcext:value-type="float">
            <text:p>471,2888</text:p>
          </table:table-cell>
        </table:table-row>
        <table:table-row table:style-name="ro5">
          <table:table-cell office:value-type="string" calcext:value-type="string">
            <text:p>Partición 4-1</text:p>
          </table:table-cell>
          <table:table-cell office:value-type="float" office:value="97.8873239437" calcext:value-type="float">
            <text:p>97,8873</text:p>
          </table:table-cell>
          <table:table-cell office:value-type="float" office:value="96.8421052632" calcext:value-type="float">
            <text:p>96,8421</text:p>
          </table:table-cell>
          <table:table-cell office:value-type="float" office:value="63.3333333333333" calcext:value-type="float">
            <text:p>63,3333</text:p>
          </table:table-cell>
          <table:table-cell office:value-type="float" office:value="3.44606256484985" calcext:value-type="float">
            <text:p>3,4461</text:p>
          </table:table-cell>
          <table:table-cell office:value-type="float" office:value="74.4444444444" calcext:value-type="float">
            <text:p>74,4444</text:p>
          </table:table-cell>
          <table:table-cell office:value-type="float" office:value="77.2222222222" calcext:value-type="float">
            <text:p>77,2222</text:p>
          </table:table-cell>
          <table:table-cell office:value-type="float" office:value="50" calcext:value-type="float">
            <text:p>50,0000</text:p>
          </table:table-cell>
          <table:table-cell office:value-type="float" office:value="15.9654819965363" calcext:value-type="float">
            <text:p>15,9655</text:p>
          </table:table-cell>
          <table:table-cell office:value-type="float" office:value="72.3958333333" calcext:value-type="float">
            <text:p>72,3958</text:p>
          </table:table-cell>
          <table:table-cell office:value-type="float" office:value="64.4329896907" calcext:value-type="float">
            <text:p>64,4330</text:p>
          </table:table-cell>
          <table:table-cell office:value-type="float" office:value="45.3237410071943" calcext:value-type="float">
            <text:p>45,3237</text:p>
          </table:table-cell>
          <table:table-cell office:value-type="float" office:value="256.78028678894" calcext:value-type="float">
            <text:p>256,7803</text:p>
          </table:table-cell>
        </table:table-row>
        <table:table-row table:style-name="ro5">
          <table:table-cell office:value-type="string" calcext:value-type="string">
            <text:p>Partición 4-2</text:p>
          </table:table-cell>
          <table:table-cell office:value-type="float" office:value="97.5438596491" calcext:value-type="float">
            <text:p>97,5439</text:p>
          </table:table-cell>
          <table:table-cell office:value-type="float" office:value="97.1830985915" calcext:value-type="float">
            <text:p>97,1831</text:p>
          </table:table-cell>
          <table:table-cell office:value-type="float" office:value="50" calcext:value-type="float">
            <text:p>50,0000</text:p>
          </table:table-cell>
          <table:table-cell office:value-type="float" office:value="6.65943932533264" calcext:value-type="float">
            <text:p>6,6594</text:p>
          </table:table-cell>
          <table:table-cell office:value-type="float" office:value="81.1111111111" calcext:value-type="float">
            <text:p>81,1111</text:p>
          </table:table-cell>
          <table:table-cell office:value-type="float" office:value="67.7777777778" calcext:value-type="float">
            <text:p>67,7778</text:p>
          </table:table-cell>
          <table:table-cell office:value-type="float" office:value="55.5555555555556" calcext:value-type="float">
            <text:p>55,5556</text:p>
          </table:table-cell>
          <table:table-cell office:value-type="float" office:value="34.1181936264038" calcext:value-type="float">
            <text:p>34,1182</text:p>
          </table:table-cell>
          <table:table-cell office:value-type="float" office:value="69.587628866" calcext:value-type="float">
            <text:p>69,5876</text:p>
          </table:table-cell>
          <table:table-cell office:value-type="float" office:value="62.5" calcext:value-type="float">
            <text:p>62,5000</text:p>
          </table:table-cell>
          <table:table-cell office:value-type="float" office:value="47.1223021582734" calcext:value-type="float">
            <text:p>47,1223</text:p>
          </table:table-cell>
          <table:table-cell office:value-type="float" office:value="485.44050192833" calcext:value-type="float">
            <text:p>485,4405</text:p>
          </table:table-cell>
        </table:table-row>
        <table:table-row table:style-name="ro5">
          <table:table-cell office:value-type="string" calcext:value-type="string">
            <text:p>Partición 5-1</text:p>
          </table:table-cell>
          <table:table-cell office:value-type="float" office:value="97.8873239437" calcext:value-type="float">
            <text:p>97,8873</text:p>
          </table:table-cell>
          <table:table-cell office:value-type="float" office:value="94.7368421053" calcext:value-type="float">
            <text:p>94,7368</text:p>
          </table:table-cell>
          <table:table-cell office:value-type="float" office:value="53.3333333333333" calcext:value-type="float">
            <text:p>53,3333</text:p>
          </table:table-cell>
          <table:table-cell office:value-type="float" office:value="3.47961950302124" calcext:value-type="float">
            <text:p>3,4796</text:p>
          </table:table-cell>
          <table:table-cell office:value-type="float" office:value="78.8888888889" calcext:value-type="float">
            <text:p>78,8889</text:p>
          </table:table-cell>
          <table:table-cell office:value-type="float" office:value="71.6666666667" calcext:value-type="float">
            <text:p>71,6667</text:p>
          </table:table-cell>
          <table:table-cell office:value-type="float" office:value="45.5555555555556" calcext:value-type="float">
            <text:p>45,5556</text:p>
          </table:table-cell>
          <table:table-cell office:value-type="float" office:value="15.1949424743652" calcext:value-type="float">
            <text:p>15,1949</text:p>
          </table:table-cell>
          <table:table-cell office:value-type="float" office:value="74.4791666667" calcext:value-type="float">
            <text:p>74,4792</text:p>
          </table:table-cell>
          <table:table-cell office:value-type="float" office:value="63.9175257732" calcext:value-type="float">
            <text:p>63,9175</text:p>
          </table:table-cell>
          <table:table-cell office:value-type="float" office:value="5.14388489208633" calcext:value-type="float">
            <text:p>5,1439</text:p>
          </table:table-cell>
          <table:table-cell office:value-type="float" office:value="308.421803712845" calcext:value-type="float">
            <text:p>308,4218</text:p>
          </table:table-cell>
        </table:table-row>
        <table:table-row table:style-name="ro5">
          <table:table-cell table:style-name="ce4" office:value-type="string" calcext:value-type="string">
            <text:p>Partición 5-2</text:p>
          </table:table-cell>
          <table:table-cell office:value-type="float" office:value="98.2456140351" calcext:value-type="float">
            <text:p>98,2456</text:p>
          </table:table-cell>
          <table:table-cell office:value-type="float" office:value="97.1830985915" calcext:value-type="float">
            <text:p>97,1831</text:p>
          </table:table-cell>
          <table:table-cell office:value-type="float" office:value="43.3333333333333" calcext:value-type="float">
            <text:p>43,3333</text:p>
          </table:table-cell>
          <table:table-cell office:value-type="float" office:value="8.33962678909302" calcext:value-type="float">
            <text:p>8,3396</text:p>
          </table:table-cell>
          <table:table-cell office:value-type="float" office:value="82.2222222222" calcext:value-type="float">
            <text:p>82,2222</text:p>
          </table:table-cell>
          <table:table-cell office:value-type="float" office:value="73.3333333333" calcext:value-type="float">
            <text:p>73,3333</text:p>
          </table:table-cell>
          <table:table-cell office:value-type="float" office:value="56.6666666666667" calcext:value-type="float">
            <text:p>56,6667</text:p>
          </table:table-cell>
          <table:table-cell office:value-type="float" office:value="30.0778336524963" calcext:value-type="float">
            <text:p>30,0778</text:p>
          </table:table-cell>
          <table:table-cell office:value-type="float" office:value="68.5567010309" calcext:value-type="float">
            <text:p>68,5567</text:p>
          </table:table-cell>
          <table:table-cell office:value-type="float" office:value="65.1041666667" calcext:value-type="float">
            <text:p>65,1042</text:p>
          </table:table-cell>
          <table:table-cell office:value-type="float" office:value="54.3165467625899" calcext:value-type="float">
            <text:p>54,3165</text:p>
          </table:table-cell>
          <table:table-cell office:value-type="float" office:value="544.54105424881" calcext:value-type="float">
            <text:p>544,5411</text:p>
          </table:table-cell>
        </table:table-row>
        <table:table-row table:style-name="ro5">
          <table:table-cell table:style-name="ce5" office:value-type="string" calcext:value-type="string">
            <text:p>Media</text:p>
          </table:table-cell>
          <table:table-cell table:formula="of:=AVERAGE([.B3:.B12])" office:value-type="float" office:value="98.03187546331" calcext:value-type="float">
            <text:p>98,0319</text:p>
          </table:table-cell>
          <table:table-cell table:formula="of:=AVERAGE([.C3:.C12])" office:value-type="float" office:value="95.99369903632" calcext:value-type="float">
            <text:p>95,9937</text:p>
          </table:table-cell>
          <table:table-cell table:formula="of:=AVERAGE([.D3:.D12])" office:value-type="float" office:value="50.3333333333333" calcext:value-type="float">
            <text:p>50,3333</text:p>
          </table:table-cell>
          <table:table-cell table:style-name="ce2" table:formula="of:=AVERAGE([.E3:.E12])" office:value-type="float" office:value="5.58177473545075" calcext:value-type="float">
            <text:p>5,5818</text:p>
          </table:table-cell>
          <table:table-cell table:formula="of:=AVERAGE([.F3:.F12])" office:value-type="float" office:value="77.55555555554" calcext:value-type="float">
            <text:p>77,5556</text:p>
          </table:table-cell>
          <table:table-cell table:formula="of:=AVERAGE([.G3:.G12])" office:value-type="float" office:value="73.72222222223" calcext:value-type="float">
            <text:p>73,7222</text:p>
          </table:table-cell>
          <table:table-cell table:formula="of:=AVERAGE([.H3:.H12])" office:value-type="float" office:value="52.5555555555556" calcext:value-type="float">
            <text:p>52,5556</text:p>
          </table:table-cell>
          <table:table-cell table:style-name="ce2" table:formula="of:=AVERAGE([.I3:.I12])" office:value-type="float" office:value="23.9602313280106" calcext:value-type="float">
            <text:p>23,9602</text:p>
          </table:table-cell>
          <table:table-cell table:formula="of:=AVERAGE([.J3:.J12])" office:value-type="float" office:value="72.23528780069" calcext:value-type="float">
            <text:p>72,2353</text:p>
          </table:table-cell>
          <table:table-cell table:formula="of:=AVERAGE([.K3:.K12])" office:value-type="float" office:value="64.30304982818" calcext:value-type="float">
            <text:p>64,3030</text:p>
          </table:table-cell>
          <table:table-cell table:formula="of:=AVERAGE([.L3:.L12])" office:value-type="float" office:value="45.2985611510791" calcext:value-type="float">
            <text:p>45,2986</text:p>
          </table:table-cell>
          <table:table-cell table:style-name="ce2" table:formula="of:=AVERAGE([.M3:.M12])" office:value-type="float" office:value="376.288166165352" calcext:value-type="float">
            <text:p>376,2882</text:p>
          </table:table-cell>
        </table:table-row>
      </table:table>
      <table:table table:name="KNN" table:style-name="ta2">
        <office:forms form:automatic-focus="false" form:apply-design-mode="false"/>
        <table:table-column table:style-name="co3" table:default-cell-style-name="ce3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column table:style-name="co3" table:number-columns-repeated="3" table:default-cell-style-name="ce2"/>
        <table:table-column table:style-name="co3" table:default-cell-style-name="ce21"/>
        <table:table-row table:style-name="ro5">
          <table:table-cell table:style-name="ce2" table:number-columns-spanned="1" table:number-rows-spanned="2"/>
          <table:table-cell table:style-name="ce9" office:value-type="string" calcext:value-type="string" table:number-columns-spanned="4" table:number-rows-spanned="1">
            <text:p>Wdbc</text:p>
          </table:table-cell>
          <table:covered-table-cell table:style-name="ce9"/>
          <table:covered-table-cell table:style-name="ce17"/>
          <table:covered-table-cell table:style-name="ce19"/>
          <table:table-cell table:style-name="ce26" office:value-type="string" calcext:value-type="string" table:number-columns-spanned="4" table:number-rows-spanned="1">
            <text:p>Movement_Libras</text:p>
          </table:table-cell>
          <table:covered-table-cell table:style-name="ce26"/>
          <table:covered-table-cell table:style-name="ce17"/>
          <table:covered-table-cell table:style-name="ce19"/>
          <table:table-cell table:style-name="ce30" office:value-type="string" calcext:value-type="string" table:number-columns-spanned="4" table:number-rows-spanned="1">
            <text:p>Arrhythmia</text:p>
          </table:table-cell>
          <table:covered-table-cell table:style-name="ce30"/>
          <table:covered-table-cell table:style-name="ce17"/>
          <table:covered-table-cell table:style-name="ce33"/>
        </table:table-row>
        <table:table-row table:style-name="ro6">
          <table:covered-table-cell table:style-name="ce2"/>
          <table:table-cell table:style-name="ce10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0" office:value-type="string" calcext:value-type="string">
            <text:p>%_clas train</text:p>
          </table:table-cell>
          <table:table-cell table:style-name="ce10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5" office:value-type="string" calcext:value-type="string">
            <text:p>%_clas train</text:p>
          </table:table-cell>
          <table:table-cell table:style-name="ce15" office:value-type="string" calcext:value-type="string">
            <text:p>%_clas test</text:p>
          </table:table-cell>
          <table:table-cell table:style-name="ce10" office:value-type="string" calcext:value-type="string">
            <text:p>%_red</text:p>
          </table:table-cell>
          <table:table-cell table:style-name="ce34" office:value-type="string" calcext:value-type="string">
            <text:p>T</text:p>
          </table:table-cell>
        </table:table-row>
        <table:table-row table:style-name="ro5">
          <table:table-cell office:value-type="string" calcext:value-type="string">
            <text:p>Partición 1-1</text:p>
          </table:table-cell>
          <table:table-cell office:value-type="float" office:value="98.5915492958" calcext:value-type="float">
            <text:p>98,5915</text:p>
          </table:table-cell>
          <table:table-cell office:value-type="float" office:value="95.7894736842" calcext:value-type="float">
            <text:p>95,7895</text:p>
          </table:table-cell>
          <table:table-cell office:value-type="float" office:value="0" calcext:value-type="float">
            <text:p>0,0000</text:p>
          </table:table-cell>
          <table:table-cell office:value-type="float" office:value="0.0131070613861084" calcext:value-type="float">
            <text:p>0,0131</text:p>
          </table:table-cell>
          <table:table-cell office:value-type="float" office:value="63.8888888889" calcext:value-type="float">
            <text:p>63,8889</text:p>
          </table:table-cell>
          <table:table-cell table:style-name="ce29" office:value-type="float" office:value="72.2222222222" calcext:value-type="float">
            <text:p>72,2222</text:p>
          </table:table-cell>
          <table:table-cell office:value-type="float" office:value="0" calcext:value-type="float">
            <text:p>0,0000</text:p>
          </table:table-cell>
          <table:table-cell office:value-type="float" office:value="0.0338988304138184" calcext:value-type="float">
            <text:p>0,0339</text:p>
          </table:table-cell>
          <table:table-cell office:value-type="float" office:value="65.1041666667" calcext:value-type="float">
            <text:p>65,1042</text:p>
          </table:table-cell>
          <table:table-cell office:value-type="float" office:value="63.9175257732" calcext:value-type="float">
            <text:p>63,9175</text:p>
          </table:table-cell>
          <table:table-cell office:value-type="float" office:value="0" calcext:value-type="float">
            <text:p>0,0000</text:p>
          </table:table-cell>
          <table:table-cell office:value-type="float" office:value="0.114551544189453" calcext:value-type="float">
            <text:p>0,1146</text:p>
          </table:table-cell>
        </table:table-row>
        <table:table-row table:style-name="ro5">
          <table:table-cell office:value-type="string" calcext:value-type="string">
            <text:p>Partición 1-2</text:p>
          </table:table-cell>
          <table:table-cell office:value-type="float" office:value="98.5915492958" calcext:value-type="float">
            <text:p>98,5915</text:p>
          </table:table-cell>
          <table:table-cell office:value-type="float" office:value="97.8873239437" calcext:value-type="float">
            <text:p>97,8873</text:p>
          </table:table-cell>
          <table:table-cell office:value-type="float" office:value="0" calcext:value-type="float">
            <text:p>0,0000</text:p>
          </table:table-cell>
          <table:table-cell office:value-type="float" office:value="0.0122575759887695" calcext:value-type="float">
            <text:p>0,0123</text:p>
          </table:table-cell>
          <table:table-cell office:value-type="float" office:value="63.8888888889" calcext:value-type="float">
            <text:p>63,8889</text:p>
          </table:table-cell>
          <table:table-cell office:value-type="float" office:value="75.5555555556" calcext:value-type="float">
            <text:p>75,5556</text:p>
          </table:table-cell>
          <table:table-cell office:value-type="float" office:value="0" calcext:value-type="float">
            <text:p>0,0000</text:p>
          </table:table-cell>
          <table:table-cell office:value-type="float" office:value="0.033273458480835" calcext:value-type="float">
            <text:p>0,0333</text:p>
          </table:table-cell>
          <table:table-cell office:value-type="float" office:value="65.1041666667" calcext:value-type="float">
            <text:p>65,1042</text:p>
          </table:table-cell>
          <table:table-cell office:value-type="float" office:value="59.8958333333" calcext:value-type="float">
            <text:p>59,8958</text:p>
          </table:table-cell>
          <table:table-cell office:value-type="float" office:value="0" calcext:value-type="float">
            <text:p>0,0000</text:p>
          </table:table-cell>
          <table:table-cell office:value-type="float" office:value="0.085315465927124" calcext:value-type="float">
            <text:p>0,0853</text:p>
          </table:table-cell>
        </table:table-row>
        <table:table-row table:style-name="ro5">
          <table:table-cell office:value-type="string" calcext:value-type="string">
            <text:p>Partición 2-1</text:p>
          </table:table-cell>
          <table:table-cell office:value-type="float" office:value="95.0704225352" calcext:value-type="float">
            <text:p>95,0704</text:p>
          </table:table-cell>
          <table:table-cell office:value-type="float" office:value="97.8947368421" calcext:value-type="float">
            <text:p>97,8947</text:p>
          </table:table-cell>
          <table:table-cell office:value-type="float" office:value="0" calcext:value-type="float">
            <text:p>0,0000</text:p>
          </table:table-cell>
          <table:table-cell office:value-type="float" office:value="0.0131137371063232" calcext:value-type="float">
            <text:p>0,0131</text:p>
          </table:table-cell>
          <table:table-cell office:value-type="float" office:value="69.4444444444" calcext:value-type="float">
            <text:p>69,4444</text:p>
          </table:table-cell>
          <table:table-cell office:value-type="float" office:value="79.4444444444" calcext:value-type="float">
            <text:p>79,4444</text:p>
          </table:table-cell>
          <table:table-cell office:value-type="float" office:value="0" calcext:value-type="float">
            <text:p>0,0000</text:p>
          </table:table-cell>
          <table:table-cell office:value-type="float" office:value="0.0339646339416504" calcext:value-type="float">
            <text:p>0,0340</text:p>
          </table:table-cell>
          <table:table-cell office:value-type="float" office:value="61.4583333333" calcext:value-type="float">
            <text:p>61,4583</text:p>
          </table:table-cell>
          <table:table-cell office:value-type="float" office:value="60.824742268" calcext:value-type="float">
            <text:p>60,8247</text:p>
          </table:table-cell>
          <table:table-cell office:value-type="float" office:value="0" calcext:value-type="float">
            <text:p>0,0000</text:p>
          </table:table-cell>
          <table:table-cell office:value-type="float" office:value="0.11448073387146" calcext:value-type="float">
            <text:p>0,1145</text:p>
          </table:table-cell>
        </table:table-row>
        <table:table-row table:style-name="ro5">
          <table:table-cell office:value-type="string" calcext:value-type="string">
            <text:p>Partición 2-2</text:p>
          </table:table-cell>
          <table:table-cell office:value-type="float" office:value="95.0704225352" calcext:value-type="float">
            <text:p>95,0704</text:p>
          </table:table-cell>
          <table:table-cell office:value-type="float" office:value="95.4225352113" calcext:value-type="float">
            <text:p>95,4225</text:p>
          </table:table-cell>
          <table:table-cell office:value-type="float" office:value="0" calcext:value-type="float">
            <text:p>0,0000</text:p>
          </table:table-cell>
          <table:table-cell office:value-type="float" office:value="0.0122594833374023" calcext:value-type="float">
            <text:p>0,0123</text:p>
          </table:table-cell>
          <table:table-cell office:value-type="float" office:value="69.4444444444" calcext:value-type="float">
            <text:p>69,4444</text:p>
          </table:table-cell>
          <table:table-cell office:value-type="float" office:value="70" calcext:value-type="float">
            <text:p>70,0000</text:p>
          </table:table-cell>
          <table:table-cell office:value-type="float" office:value="0" calcext:value-type="float">
            <text:p>0,0000</text:p>
          </table:table-cell>
          <table:table-cell office:value-type="float" office:value="0.0332894325256348" calcext:value-type="float">
            <text:p>0,0333</text:p>
          </table:table-cell>
          <table:table-cell office:value-type="float" office:value="61.4583333333" calcext:value-type="float">
            <text:p>61,4583</text:p>
          </table:table-cell>
          <table:table-cell office:value-type="float" office:value="63.5416666667" calcext:value-type="float">
            <text:p>63,5417</text:p>
          </table:table-cell>
          <table:table-cell office:value-type="float" office:value="0" calcext:value-type="float">
            <text:p>0,0000</text:p>
          </table:table-cell>
          <table:table-cell office:value-type="float" office:value="0.0853555202484131" calcext:value-type="float">
            <text:p>0,0854</text:p>
          </table:table-cell>
        </table:table-row>
        <table:table-row table:style-name="ro5">
          <table:table-cell office:value-type="string" calcext:value-type="string">
            <text:p>Partición 3-1</text:p>
          </table:table-cell>
          <table:table-cell office:value-type="float" office:value="96.1267605634" calcext:value-type="float">
            <text:p>96,1268</text:p>
          </table:table-cell>
          <table:table-cell office:value-type="float" office:value="96.8421052632" calcext:value-type="float">
            <text:p>96,8421</text:p>
          </table:table-cell>
          <table:table-cell office:value-type="float" office:value="0" calcext:value-type="float">
            <text:p>0,0000</text:p>
          </table:table-cell>
          <table:table-cell office:value-type="float" office:value="0.0130698680877686" calcext:value-type="float">
            <text:p>0,0131</text:p>
          </table:table-cell>
          <table:table-cell office:value-type="float" office:value="67.2222222222" calcext:value-type="float">
            <text:p>67,2222</text:p>
          </table:table-cell>
          <table:table-cell office:value-type="float" office:value="76.6666666667" calcext:value-type="float">
            <text:p>76,6667</text:p>
          </table:table-cell>
          <table:table-cell office:value-type="float" office:value="0" calcext:value-type="float">
            <text:p>0,0000</text:p>
          </table:table-cell>
          <table:table-cell office:value-type="float" office:value="0.034266471862793" calcext:value-type="float">
            <text:p>0,0343</text:p>
          </table:table-cell>
          <table:table-cell office:value-type="float" office:value="63.0208333333" calcext:value-type="float">
            <text:p>63,0208</text:p>
          </table:table-cell>
          <table:table-cell office:value-type="float" office:value="60.3092783505" calcext:value-type="float">
            <text:p>60,3093</text:p>
          </table:table-cell>
          <table:table-cell office:value-type="float" office:value="0" calcext:value-type="float">
            <text:p>0,0000</text:p>
          </table:table-cell>
          <table:table-cell office:value-type="float" office:value="0.115510702133179" calcext:value-type="float">
            <text:p>0,1155</text:p>
          </table:table-cell>
        </table:table-row>
        <table:table-row table:style-name="ro5">
          <table:table-cell office:value-type="string" calcext:value-type="string">
            <text:p>Partición 3-2</text:p>
          </table:table-cell>
          <table:table-cell office:value-type="float" office:value="96.1267605634" calcext:value-type="float">
            <text:p>96,1268</text:p>
          </table:table-cell>
          <table:table-cell office:value-type="float" office:value="96.4788732394" calcext:value-type="float">
            <text:p>96,4789</text:p>
          </table:table-cell>
          <table:table-cell office:value-type="float" office:value="0" calcext:value-type="float">
            <text:p>0,0000</text:p>
          </table:table-cell>
          <table:table-cell office:value-type="float" office:value="0.0122394561767578" calcext:value-type="float">
            <text:p>0,0122</text:p>
          </table:table-cell>
          <table:table-cell office:value-type="float" office:value="67.2222222222" calcext:value-type="float">
            <text:p>67,2222</text:p>
          </table:table-cell>
          <table:table-cell office:value-type="float" office:value="77.7777777778" calcext:value-type="float">
            <text:p>77,7778</text:p>
          </table:table-cell>
          <table:table-cell office:value-type="float" office:value="0" calcext:value-type="float">
            <text:p>0,0000</text:p>
          </table:table-cell>
          <table:table-cell office:value-type="float" office:value="0.0329856872558594" calcext:value-type="float">
            <text:p>0,0330</text:p>
          </table:table-cell>
          <table:table-cell office:value-type="float" office:value="63.0208333333" calcext:value-type="float">
            <text:p>63,0208</text:p>
          </table:table-cell>
          <table:table-cell office:value-type="float" office:value="67.7083333333" calcext:value-type="float">
            <text:p>67,7083</text:p>
          </table:table-cell>
          <table:table-cell office:value-type="float" office:value="0" calcext:value-type="float">
            <text:p>0,0000</text:p>
          </table:table-cell>
          <table:table-cell office:value-type="float" office:value="0.0852904319763184" calcext:value-type="float">
            <text:p>0,0853</text:p>
          </table:table-cell>
        </table:table-row>
        <table:table-row table:style-name="ro5">
          <table:table-cell office:value-type="string" calcext:value-type="string">
            <text:p>Partición 4-1</text:p>
          </table:table-cell>
          <table:table-cell office:value-type="float" office:value="95.7746478873" calcext:value-type="float">
            <text:p>95,7746</text:p>
          </table:table-cell>
          <table:table-cell office:value-type="float" office:value="96.8421052632" calcext:value-type="float">
            <text:p>96,8421</text:p>
          </table:table-cell>
          <table:table-cell office:value-type="float" office:value="0" calcext:value-type="float">
            <text:p>0,0000</text:p>
          </table:table-cell>
          <table:table-cell office:value-type="float" office:value="0.0130951404571533" calcext:value-type="float">
            <text:p>0,0131</text:p>
          </table:table-cell>
          <table:table-cell office:value-type="float" office:value="67.7777777778" calcext:value-type="float">
            <text:p>67,7778</text:p>
          </table:table-cell>
          <table:table-cell office:value-type="float" office:value="80.5555555556" calcext:value-type="float">
            <text:p>80,5556</text:p>
          </table:table-cell>
          <table:table-cell office:value-type="float" office:value="0" calcext:value-type="float">
            <text:p>0,0000</text:p>
          </table:table-cell>
          <table:table-cell office:value-type="float" office:value="0.0338618755340576" calcext:value-type="float">
            <text:p>0,0339</text:p>
          </table:table-cell>
          <table:table-cell office:value-type="float" office:value="61.9791666667" calcext:value-type="float">
            <text:p>61,9792</text:p>
          </table:table-cell>
          <table:table-cell office:value-type="float" office:value="60.824742268" calcext:value-type="float">
            <text:p>60,8247</text:p>
          </table:table-cell>
          <table:table-cell office:value-type="float" office:value="0" calcext:value-type="float">
            <text:p>0,0000</text:p>
          </table:table-cell>
          <table:table-cell office:value-type="float" office:value="0.114608287811279" calcext:value-type="float">
            <text:p>0,1146</text:p>
          </table:table-cell>
        </table:table-row>
        <table:table-row table:style-name="ro5">
          <table:table-cell office:value-type="string" calcext:value-type="string">
            <text:p>Partición 4-2</text:p>
          </table:table-cell>
          <table:table-cell office:value-type="float" office:value="95.7746478873" calcext:value-type="float">
            <text:p>95,7746</text:p>
          </table:table-cell>
          <table:table-cell office:value-type="float" office:value="95.4225352113" calcext:value-type="float">
            <text:p>95,4225</text:p>
          </table:table-cell>
          <table:table-cell office:value-type="float" office:value="0" calcext:value-type="float">
            <text:p>0,0000</text:p>
          </table:table-cell>
          <table:table-cell office:value-type="float" office:value="0.0122168064117432" calcext:value-type="float">
            <text:p>0,0122</text:p>
          </table:table-cell>
          <table:table-cell office:value-type="float" office:value="67.7777777778" calcext:value-type="float">
            <text:p>67,7778</text:p>
          </table:table-cell>
          <table:table-cell office:value-type="float" office:value="68.8888888889" calcext:value-type="float">
            <text:p>68,8889</text:p>
          </table:table-cell>
          <table:table-cell office:value-type="float" office:value="0" calcext:value-type="float">
            <text:p>0,0000</text:p>
          </table:table-cell>
          <table:table-cell office:value-type="float" office:value="0.0332005023956299" calcext:value-type="float">
            <text:p>0,0332</text:p>
          </table:table-cell>
          <table:table-cell office:value-type="float" office:value="61.9791666667" calcext:value-type="float">
            <text:p>61,9792</text:p>
          </table:table-cell>
          <table:table-cell office:value-type="float" office:value="63.0208333333" calcext:value-type="float">
            <text:p>63,0208</text:p>
          </table:table-cell>
          <table:table-cell office:value-type="float" office:value="0" calcext:value-type="float">
            <text:p>0,0000</text:p>
          </table:table-cell>
          <table:table-cell office:value-type="float" office:value="0.0853242874145508" calcext:value-type="float">
            <text:p>0,0853</text:p>
          </table:table-cell>
        </table:table-row>
        <table:table-row table:style-name="ro5">
          <table:table-cell office:value-type="string" calcext:value-type="string">
            <text:p>Partición 5-1</text:p>
          </table:table-cell>
          <table:table-cell office:value-type="float" office:value="94.7183098592" calcext:value-type="float">
            <text:p>94,7183</text:p>
          </table:table-cell>
          <table:table-cell office:value-type="float" office:value="97.1929824561" calcext:value-type="float">
            <text:p>97,1930</text:p>
          </table:table-cell>
          <table:table-cell office:value-type="float" office:value="0" calcext:value-type="float">
            <text:p>0,0000</text:p>
          </table:table-cell>
          <table:table-cell office:value-type="float" office:value="0.0164544582366943" calcext:value-type="float">
            <text:p>0,0165</text:p>
          </table:table-cell>
          <table:table-cell office:value-type="float" office:value="70.5555555556" calcext:value-type="float">
            <text:p>70,5556</text:p>
          </table:table-cell>
          <table:table-cell office:value-type="float" office:value="68.8888888889" calcext:value-type="float">
            <text:p>68,8889</text:p>
          </table:table-cell>
          <table:table-cell office:value-type="float" office:value="0" calcext:value-type="float">
            <text:p>0,0000</text:p>
          </table:table-cell>
          <table:table-cell office:value-type="float" office:value="0.0339267253875732" calcext:value-type="float">
            <text:p>0,0339</text:p>
          </table:table-cell>
          <table:table-cell office:value-type="float" office:value="64.5833333333" calcext:value-type="float">
            <text:p>64,5833</text:p>
          </table:table-cell>
          <table:table-cell office:value-type="float" office:value="64.4329896907" calcext:value-type="float">
            <text:p>64,4330</text:p>
          </table:table-cell>
          <table:table-cell office:value-type="float" office:value="0" calcext:value-type="float">
            <text:p>0,0000</text:p>
          </table:table-cell>
          <table:table-cell office:value-type="float" office:value="0.114473104476929" calcext:value-type="float">
            <text:p>0,1145</text:p>
          </table:table-cell>
        </table:table-row>
        <table:table-row table:style-name="ro5">
          <table:table-cell table:style-name="ce4" office:value-type="string" calcext:value-type="string">
            <text:p>Partición 5-2</text:p>
          </table:table-cell>
          <table:table-cell office:value-type="float" office:value="94.7183098592" calcext:value-type="float">
            <text:p>94,7183</text:p>
          </table:table-cell>
          <table:table-cell office:value-type="float" office:value="97.5352112676" calcext:value-type="float">
            <text:p>97,5352</text:p>
          </table:table-cell>
          <table:table-cell office:value-type="float" office:value="0" calcext:value-type="float">
            <text:p>0,0000</text:p>
          </table:table-cell>
          <table:table-cell office:value-type="float" office:value="0.0133910179138184" calcext:value-type="float">
            <text:p>0,0134</text:p>
          </table:table-cell>
          <table:table-cell office:value-type="float" office:value="70.5555555556" calcext:value-type="float">
            <text:p>70,5556</text:p>
          </table:table-cell>
          <table:table-cell office:value-type="float" office:value="71.1111111111" calcext:value-type="float">
            <text:p>71,1111</text:p>
          </table:table-cell>
          <table:table-cell office:value-type="float" office:value="0" calcext:value-type="float">
            <text:p>0,0000</text:p>
          </table:table-cell>
          <table:table-cell office:value-type="float" office:value="0.0332393646240234" calcext:value-type="float">
            <text:p>0,0332</text:p>
          </table:table-cell>
          <table:table-cell office:value-type="float" office:value="64.5833333333" calcext:value-type="float">
            <text:p>64,5833</text:p>
          </table:table-cell>
          <table:table-cell office:value-type="float" office:value="65.625" calcext:value-type="float">
            <text:p>65,6250</text:p>
          </table:table-cell>
          <table:table-cell office:value-type="float" office:value="0" calcext:value-type="float">
            <text:p>0,0000</text:p>
          </table:table-cell>
          <table:table-cell office:value-type="float" office:value="0.0852968692779541" calcext:value-type="float">
            <text:p>0,0853</text:p>
          </table:table-cell>
        </table:table-row>
        <table:table-row table:style-name="ro5">
          <table:table-cell table:style-name="ce5" office:value-type="string" calcext:value-type="string">
            <text:p>Media</text:p>
          </table:table-cell>
          <table:table-cell table:formula="of:=AVERAGE([.B3:.B12])" office:value-type="float" office:value="96.05633802818" calcext:value-type="float">
            <text:p>96,0563</text:p>
          </table:table-cell>
          <table:table-cell table:formula="of:=AVERAGE([.C3:.C12])" office:value-type="float" office:value="96.73078823821" calcext:value-type="float">
            <text:p>96,7308</text:p>
          </table:table-cell>
          <table:table-cell table:formula="of:=AVERAGE([.D3:.D12])" office:value-type="float" office:value="0" calcext:value-type="float">
            <text:p>0,0000</text:p>
          </table:table-cell>
          <table:table-cell table:style-name="ce2" table:formula="of:=AVERAGE([.E3:.E12])" office:value-type="float" office:value="0.0131204605102539" calcext:value-type="float">
            <text:p>0,0131</text:p>
          </table:table-cell>
          <table:table-cell table:formula="of:=AVERAGE([.F3:.F12])" office:value-type="float" office:value="67.77777777778" calcext:value-type="float">
            <text:p>67,7778</text:p>
          </table:table-cell>
          <table:table-cell table:formula="of:=AVERAGE([.G3:.G12])" office:value-type="float" office:value="74.11111111112" calcext:value-type="float">
            <text:p>74,1111</text:p>
          </table:table-cell>
          <table:table-cell table:formula="of:=AVERAGE([.H3:.H12])" office:value-type="float" office:value="0" calcext:value-type="float">
            <text:p>0,0000</text:p>
          </table:table-cell>
          <table:table-cell table:style-name="ce2" table:formula="of:=AVERAGE([.I3:.I12])" office:value-type="float" office:value="0.0335906982421875" calcext:value-type="float">
            <text:p>0,0336</text:p>
          </table:table-cell>
          <table:table-cell table:formula="of:=AVERAGE([.J3:.J12])" office:value-type="float" office:value="63.22916666666" calcext:value-type="float">
            <text:p>63,2292</text:p>
          </table:table-cell>
          <table:table-cell table:formula="of:=AVERAGE([.K3:.K12])" office:value-type="float" office:value="63.0100945017" calcext:value-type="float">
            <text:p>63,0101</text:p>
          </table:table-cell>
          <table:table-cell table:formula="of:=AVERAGE([.L3:.L12])" office:value-type="float" office:value="0" calcext:value-type="float">
            <text:p>0,0000</text:p>
          </table:table-cell>
          <table:table-cell table:style-name="ce2" table:formula="of:=AVERAGE([.M3:.M12])" office:value-type="float" office:value="0.100020694732666" calcext:value-type="float">
            <text:p>0,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Sí</number:text>
    </number:number-style>
    <number:number-style style:name="N137P1" style:volatile="true">
      <number:text>Sí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Verdadero</number:text>
    </number:number-style>
    <number:number-style style:name="N139P1" style:volatile="true">
      <number:text>Verdadero</number:text>
    </number:number-style>
    <number:number-style style:name="N139">
      <number:text>Fals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Activado</number:text>
    </number:number-style>
    <number:number-style style:name="N141P1" style:volatile="true">
      <number:text>Activado</number:text>
    </number:number-style>
    <number:number-style style:name="N141">
      <number:text>Desactivado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number-style style:name="N144">
      <number:number number:decimal-places="4" loext:min-decimal-places="4" number:min-integer-digits="1"/>
    </number:number-style>
    <number:number-style style:name="N145">
      <number:number number:decimal-places="6" loext:min-decimal-places="6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2:53:20.1011625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C_20_2015-16" style:display-name="PageStyle_SC 2015-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6-05-05T23:30:33.513102607</dc:date>
    <meta:editing-duration>PT48M27S</meta:editing-duration>
    <meta:editing-cycles>10</meta:editing-cycles>
    <meta:generator>LibreOffice/5.1.2.2.0$Linux_X86_64 LibreOffice_project/10m0$Build-2</meta:generator>
    <meta:document-statistic meta:table-count="5" meta:cell-count="864" meta:object-count="0"/>
  </office:meta>
</office:document-meta>
</file>